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2.437cm"/>
    </style:style>
    <style:style style:name="co8" style:family="table-column">
      <style:table-column-properties fo:break-before="auto" style:column-width="5.248cm"/>
    </style:style>
    <style:style style:name="co9" style:family="table-column">
      <style:table-column-properties fo:break-before="auto" style:column-width="3.69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09cm"/>
    </style:style>
    <style:style style:name="co17" style:family="table-column">
      <style:table-column-properties fo:break-before="auto" style:column-width="9.786cm"/>
    </style:style>
    <style:style style:name="co18" style:family="table-column">
      <style:table-column-properties fo:break-before="auto" style:column-width="4.182cm"/>
    </style:style>
    <style:style style:name="co19" style:family="table-column">
      <style:table-column-properties fo:break-before="auto" style:column-width="3.717cm"/>
    </style:style>
    <style:style style:name="co20" style:family="table-column">
      <style:table-column-properties fo:break-before="auto" style:column-width="2.896cm"/>
    </style:style>
    <style:style style:name="co13" style:family="table-column">
      <style:table-column-properties fo:break-before="auto" style:column-width="3.471cm"/>
    </style:style>
    <style:style style:name="co14" style:family="table-column">
      <style:table-column-properties fo:break-before="auto" style:column-width="4.893cm"/>
    </style:style>
    <style:style style:name="co15" style:family="table-column">
      <style:table-column-properties fo:break-before="auto" style:column-width="6.013cm"/>
    </style:style>
    <style:style style:name="co21" style:family="table-column">
      <style:table-column-properties fo:break-before="auto" style:column-width="12.682cm"/>
    </style:style>
    <style:style style:name="co22" style:family="table-column">
      <style:table-column-properties fo:break-before="auto" style:column-width="3.552cm"/>
    </style:style>
    <style:style style:name="co23" style:family="table-column">
      <style:table-column-properties fo:break-before="auto" style:column-width="3.745cm"/>
    </style:style>
    <style:style style:name="co25" style:family="table-column">
      <style:table-column-properties fo:break-before="auto" style:column-width="16.073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4.919cm"/>
    </style:style>
    <style:style style:name="co28" style:family="table-column">
      <style:table-column-properties fo:break-before="auto" style:column-width="2.706cm"/>
    </style:style>
    <style:style style:name="co29" style:family="table-column">
      <style:table-column-properties fo:break-before="auto" style:column-width="5.659cm"/>
    </style:style>
    <style:style style:name="co30" style:family="table-column">
      <style:table-column-properties fo:break-before="auto" style:column-width="5.685cm"/>
    </style:style>
    <style:style style:name="co31" style:family="table-column">
      <style:table-column-properties fo:break-before="auto" style:column-width="5.193cm"/>
    </style:style>
    <style:style style:name="co32" style:family="table-column">
      <style:table-column-properties fo:break-before="auto" style:column-width="3.963cm"/>
    </style:style>
    <style:style style:name="co33" style:family="table-column">
      <style:table-column-properties fo:break-before="auto" style:column-width="1.612cm"/>
    </style:style>
    <style:style style:name="co34" style:family="table-column">
      <style:table-column-properties fo:break-before="auto" style:column-width="1.667cm"/>
    </style:style>
    <style:style style:name="co35" style:family="table-column">
      <style:table-column-properties fo:break-before="auto" style:column-width="2.651cm"/>
    </style:style>
    <style:style style:name="co36" style:family="table-column">
      <style:table-column-properties fo:break-before="auto" style:column-width="3.198cm"/>
    </style:style>
    <style:style style:name="co37" style:family="table-column">
      <style:table-column-properties fo:break-before="auto" style:column-width="4.018cm"/>
    </style:style>
    <style:style style:name="co38" style:family="table-column">
      <style:table-column-properties fo:break-before="auto" style:column-width="4.565cm"/>
    </style:style>
    <style:style style:name="co39" style:family="table-column">
      <style:table-column-properties fo:break-before="auto" style:column-width="12.846cm"/>
    </style:style>
    <style:style style:name="co42" style:family="table-column">
      <style:table-column-properties fo:break-before="auto" style:column-width="10.578cm"/>
    </style:style>
    <style:style style:name="co43" style:family="table-column">
      <style:table-column-properties fo:break-before="auto" style:column-width="3.771cm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289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18cm solid #ff420e" style:vertical-align="middle"/>
      <style:paragraph-properties fo:text-align="center" fo:margin-left="0cm"/>
      <style:text-properties fo:color="#ff6309" style:text-outline="false" style:text-line-through-style="none" style:font-name="Arial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 style:text-align-source="fix" style:repeat-content="false" fo:wrap-option="wrap" fo:border="0.018cm solid #ff420e" style:vertical-align="top"/>
      <style:paragraph-properties fo:text-align="start"/>
      <style:text-properties style:font-name="Arial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e6e6e6" style:text-align-source="fix" style:repeat-content="false" fo:wrap-option="wrap" fo:border="0.018cm solid #ff420e" style:vertical-align="top"/>
      <style:paragraph-properties fo:text-align="start"/>
      <style:text-properties style:font-name="Arial" style:font-name-asian="DejaVu Sans" style:font-name-complex="DejaVu Sans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e6" style:text-align-source="fix" style:repeat-content="false" fo:wrap-option="wrap" fo:border="0.018cm solid #ff420e" style:vertical-align="top"/>
      <style:paragraph-properties fo:text-align="start"/>
      <style:text-properties style:font-name="Liberation Sans" style:font-name-asian="DejaVu Sans" style:font-name-complex="DejaVu Sans"/>
    </style:style>
    <style:style style:name="ce10" style:family="table-cell" style:parent-style-name="Default">
      <style:text-properties fo:color="#ff420e" style:font-name="Arial"/>
    </style:style>
    <style:style style:name="ce11" style:family="table-cell" style:parent-style-name="Default">
      <style:table-cell-properties fo:background-color="transparent" fo:border="none"/>
      <style:text-properties style:font-name="Arial"/>
    </style:style>
    <style:style style:name="ce12" style:family="table-cell" style:parent-style-name="Default">
      <style:table-cell-properties fo:background-color="transparent" fo:border="none"/>
      <style:text-properties fo:color="#ff420e" style:font-name="Ari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13" style:family="table-cell" style:parent-style-name="Default">
      <style:table-cell-properties fo:background-color="#e6e6e6" style:text-align-source="fix" style:repeat-content="false" fo:border="0.018cm solid #ff420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18cm solid #ff420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" style:family="table-cell" style:parent-style-name="Default" style:data-style-name="N37">
      <style:table-cell-properties fo:background-color="#e6e6e6" style:text-align-source="fix" style:repeat-content="false" fo:wrap-option="wrap" fo:border="0.018cm solid #ff420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18cm solid #ff420e" style:vertical-align="middle"/>
      <style:paragraph-properties fo:text-align="center" fo:margin-left="0cm"/>
      <style:text-properties fo:color="#ff6309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18cm solid #ff420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18cm solid #ff420e" style:vertical-align="middle"/>
      <style:paragraph-properties fo:text-align="center" fo:margin-left="0cm"/>
      <style:text-properties fo:color="#ff6309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Estado_200" table:style-name="ta1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1017" table:default-cell-style-name="ce3"/>
        <table:table-row table:style-name="ro3">
          <table:table-cell table:style-name="ce1" office:value-type="string">
            <text:p>Sigla</text:p>
          </table:table-cell>
          <table:table-cell table:style-name="ce1" office:value-type="string">
            <text:p>Nome do organismo</text:p>
          </table:table-cell>
          <table:table-cell table:style-name="ce1" office:value-type="string">
            <text:p>Tutela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Âmbito</text:p>
          </table:table-cell>
          <table:table-cell table:style-name="ce1" office:value-type="string">
            <text:p>Objecto</text:p>
          </table:table-cell>
          <table:table-cell table:style-name="ce1" office:value-type="string">
            <text:p>Distri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AI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ssembleia da República</text:p>
          </table:table-cell>
          <table:table-cell table:style-name="ce2" office:value-type="string">
            <text:p>Assembleia da República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Democr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ADA</text:p>
          </table:table-cell>
          <table:table-cell table:style-name="ce2" office:value-type="string">
            <text:p>Comissão Nacional de Acesso aos Documentos Administrativos</text:p>
          </table:table-cell>
          <table:table-cell table:style-name="ce2" office:value-type="string">
            <text:p>Assembleia da Repúblic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Nacional de Eleições</text:p>
          </table:table-cell>
          <table:table-cell table:style-name="ce2" office:value-type="string">
            <text:p>Assembleia da Repúblic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emocr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Secretariado Técnico de Apoio ao Processo Eleitoral</text:p>
          </table:table-cell>
          <table:table-cell table:style-name="ce2" office:value-type="string">
            <text:p>Assembleia da República</text:p>
          </table:table-cell>
          <table:table-cell table:style-name="ce2" office:value-type="string">
            <text:p>Secretariad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emocr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ND</text:p>
          </table:table-cell>
          <table:table-cell table:style-name="ce2" office:value-type="string">
            <text:p>Conselho Nacional do Desporto</text:p>
          </table:table-cell>
          <table:table-cell table:style-name="ce2" office:value-type="string">
            <text:p>Desporto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esport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EGER</text:p>
          </table:table-cell>
          <table:table-cell table:style-name="ce2" office:value-type="string">
            <text:p>Centro de Gestão da Rede Informática do Governo</text:p>
          </table:table-cell>
          <table:table-cell table:style-name="ce2" office:value-type="string">
            <text:p>Governo</text:p>
          </table:table-cell>
          <table:table-cell table:style-name="ce2" office:value-type="string">
            <text:p>Centr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Informát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CJ</text:p>
          </table:table-cell>
          <table:table-cell table:style-name="ce2" office:value-type="string">
            <text:p>Conselho Consultivo da Juventude</text:p>
          </table:table-cell>
          <table:table-cell table:style-name="ce2" office:value-type="string">
            <text:p>Governo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SE</text:p>
          </table:table-cell>
          <table:table-cell table:style-name="ce2" office:value-type="string">
            <text:p>Conselho Superior de Estatística</text:p>
          </table:table-cell>
          <table:table-cell table:style-name="ce2" office:value-type="string">
            <text:p>Governo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statíst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Coordenador do Sistema de Informação (extinto)</text:p>
          </table:table-cell>
          <table:table-cell table:style-name="ce2" office:value-type="string">
            <text:p>Govern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Informát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para os Meios de Comunicação Social</text:p>
          </table:table-cell>
          <table:table-cell table:style-name="ce2" office:value-type="string">
            <text:p>Govern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Comuni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OVIJOVEM</text:p>
          </table:table-cell>
          <table:table-cell table:style-name="ce2" office:value-type="string">
            <text:p>Mobilidade Juvenil</text:p>
          </table:table-cell>
          <table:table-cell table:style-name="ce2" office:value-type="string">
            <text:p>Governo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UTS</text:p>
          </table:table-cell>
          <table:table-cell table:style-name="ce2" office:value-type="string">
            <text:p>Nomenclatura das Unidades Territoriais para Fins Estatísticos</text:p>
          </table:table-cell>
          <table:table-cell table:style-name="ce2" office:value-type="string">
            <text:p>Governo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Estatíst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CM</text:p>
          </table:table-cell>
          <table:table-cell table:style-name="ce2" office:value-type="string">
            <text:p>Presidência do Conselho de Ministros</text:p>
          </table:table-cell>
          <table:table-cell table:style-name="ce2" office:value-type="string">
            <text:p>Governo</text:p>
          </table:table-cell>
          <table:table-cell table:style-name="ce2" office:value-type="string">
            <text:p>Presidênci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Governan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IB</text:p>
          </table:table-cell>
          <table:table-cell table:style-name="ce2" office:value-type="string">
            <text:p>Produto Interno Bruto</text:p>
          </table:table-cell>
          <table:table-cell table:style-name="ce2" office:value-type="string">
            <text:p>Governo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Governan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RCM</text:p>
          </table:table-cell>
          <table:table-cell table:style-name="ce2" office:value-type="string">
            <text:p>Resolução do Conselho de Ministros</text:p>
          </table:table-cell>
          <table:table-cell table:style-name="ce2" office:value-type="string">
            <text:p>Governo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Governan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NSR </text:p>
          </table:table-cell>
          <table:table-cell table:style-name="ce2" office:value-type="string">
            <text:p><text:s/>Autoridade Nacional de Segurança Rodoviária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Autoridad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LNEC </text:p>
          </table:table-cell>
          <table:table-cell table:style-name="ce2" office:value-type="string">
            <text:p><text:s/>Laboratório Nacional de Engenharia Civil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Laborató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18 Governos Civis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Governo civil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Democracia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CCDR LVT </text:p>
          </table:table-cell>
          <table:table-cell table:style-name="ce2" office:value-type="string">
            <text:p>Comissão de Coordenação e Desenvolvimento Regional de Lisboa e Vale do Tejo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CDRA Alentejo </text:p>
          </table:table-cell>
          <table:table-cell table:style-name="ce2" office:value-type="string">
            <text:p>Comissão de Coordenação e Desenvolvimento Regional do Alentejo <text:s text:c="19"/>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CDRAL Algarve </text:p>
          </table:table-cell>
          <table:table-cell table:style-name="ce2" office:value-type="string">
            <text:p>Comissão de Coordenação e Desenvolvimento Regional do Algarve 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CDRC Centro</text:p>
          </table:table-cell>
          <table:table-cell table:style-name="ce2" office:value-type="string">
            <text:p>Comissão de Coordenação e Desenvolvimento Regional do Centro 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CDRN Norte</text:p>
          </table:table-cell>
          <table:table-cell table:style-name="ce2" office:value-type="string">
            <text:p>Comissão de Coordenação e Desenvolvimento Regional do Norte 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de Planeamento de Emergência das Comunicações (extinto)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Protecção civil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de Planeamento de Emergência do Transporte Aéreo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Protecção civil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de Planeamento de Emergência do Transporte Marítimo (extinto)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Protecção civil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de Planeamento de Emergência dos Transportes Terrestres (extinto)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Protecção civil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ões Coordenadoras e Desenvolvimento Regional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-Geral da Reinserção Social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-Geral dos Serviços Prisionais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PIAA</text:p>
          </table:table-cell>
          <table:table-cell table:style-name="ce2" office:value-type="string">
            <text:p>Gabinete de Prevenção e Investigação da Acidentes com Aeronaves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ALMAD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ISAF</text:p>
          </table:table-cell>
          <table:table-cell table:style-name="ce2" office:value-type="string">
            <text:p>Gabinete Investigação e Segurança de Acidentes Ferroviários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ABLOGIS</text:p>
          </table:table-cell>
          <table:table-cell table:style-name="ce2" office:value-type="string">
            <text:p>Gabinete para o Desenvolvimento do Sistema Logístico Nacional (extinto)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Laboratório Nacional de Engenharia Civil</text:p>
          </table:table-cell>
          <table:table-cell table:style-name="ce2" office:value-type="string">
            <text:p>Ministério da Administração Interna</text:p>
          </table:table-cell>
          <table:table-cell table:style-name="ce2" office:value-type="string">
            <text:p>Laborató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Construçã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SIRESP</text:p>
          </table:table-cell>
          <table:table-cell table:style-name="ce2" office:value-type="string">
            <text:p>Sistema Integrado das Redes de Emergência e Segurança de Portugal</text:p>
          </table:table-cell>
          <table:table-cell table:style-name="ce2" office:value-type="string">
            <text:p>Ministério da Administração Interna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Protecção civil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utoridade Florestal Nacional (extinto)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Autoridad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RA</text:p>
          </table:table-cell>
          <table:table-cell table:style-name="ce2" office:value-type="string">
            <text:p>Direcção Regional da Agricultura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PA</text:p>
          </table:table-cell>
          <table:table-cell table:style-name="ce2" office:value-type="string">
            <text:p>Direcção-Geral das Pescas e Aquicultura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V</text:p>
          </table:table-cell>
          <table:table-cell table:style-name="ce2" office:value-type="string">
            <text:p>Direcção-Geral de Veterinária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-Geral de Veterinária (extinto)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RF</text:p>
          </table:table-cell>
          <table:table-cell table:style-name="ce2" office:value-type="string">
            <text:p>Direcção-Geral dos Recursos Florestais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ões Regionais de Agricultura e Desenvolvimento Rural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Direcção regional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EPMC</text:p>
          </table:table-cell>
          <table:table-cell table:style-name="ce2" office:value-type="string">
            <text:p>Escola de Pesca e de Marinha do Comércio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Escol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Estrutura de Missão para os Assuntos do Mar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Estrutur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PPAA</text:p>
          </table:table-cell>
          <table:table-cell table:style-name="ce2" office:value-type="string">
            <text:p>Gabinete de Planeamento e Política Agro-Alimentar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do Planeamento do Ministério da Agricultura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LNIV</text:p>
          </table:table-cell>
          <table:table-cell table:style-name="ce2" office:value-type="string">
            <text:p>Laboratório Nacional de Investigação Veterinária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Laborató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ADRP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OADR</text:p>
          </table:table-cell>
          <table:table-cell table:style-name="ce2" office:value-type="string">
            <text:p>Programa Operacional da Agricultura e Desenvolvimento Rural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NC</text:p>
          </table:table-cell>
          <table:table-cell table:style-name="ce2" office:value-type="string">
            <text:p>Serviço Nacional Coudélico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Serviç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OCLEO</text:p>
          </table:table-cell>
          <table:table-cell table:style-name="ce2" office:value-type="string">
            <text:p>Agência Nacional para os Programas Comunitários Sócrates e Leonardo da Vinci</text:p>
          </table:table-cell>
          <table:table-cell table:style-name="ce2" office:value-type="string">
            <text:p>Ministério da Ciência, Tecnologia e Ensino Superior</text:p>
          </table:table-cell>
          <table:table-cell table:style-name="ce2" office:value-type="string">
            <text:p>Agênci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CTES</text:p>
          </table:table-cell>
          <table:table-cell table:style-name="ce2" office:value-type="string">
            <text:p>Ministério da Ciência, Tecnologia e Ensino Superior</text:p>
          </table:table-cell>
          <table:table-cell table:style-name="ce2" office:value-type="string">
            <text:p>Ministério da Ciência, Tecnologia e Ensino Superior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Investig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Biblioteca Nacional de Portugal</text:p>
          </table:table-cell>
          <table:table-cell table:style-name="ce2" office:value-type="string">
            <text:p>Ministério da Cultura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CP</text:p>
          </table:table-cell>
          <table:table-cell table:style-name="ce2" office:value-type="string">
            <text:p>Direcção-Geral de Protecção das Culturas</text:p>
          </table:table-cell>
          <table:table-cell table:style-name="ce2" office:value-type="string">
            <text:p>Ministério da Cultur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-Geral do Livro e das Bibliotecas extinção 2010</text:p>
          </table:table-cell>
          <table:table-cell table:style-name="ce2" office:value-type="string">
            <text:p>Ministério da Cultur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C</text:p>
          </table:table-cell>
          <table:table-cell table:style-name="ce2" office:value-type="string">
            <text:p>Ministério da Cultura</text:p>
          </table:table-cell>
          <table:table-cell table:style-name="ce2" office:value-type="string">
            <text:p>Ministério da Cultura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DN</text:p>
          </table:table-cell>
          <table:table-cell table:style-name="ce2" office:value-type="string">
            <text:p>Ministério da Defesa Nacional</text:p>
          </table:table-cell>
          <table:table-cell table:style-name="ce4" office:value-type="string">
            <text:p>Ministério da Defesa Nacional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Protecção civil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DENE </text:p>
          </table:table-cell>
          <table:table-cell table:style-name="ce2" office:value-type="string">
            <text:p>Agência para a Energia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Agênci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utoridade de Segurança Alimentar e Económica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Autoridad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aúde públ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EG </text:p>
          </table:table-cell>
          <table:table-cell table:style-name="ce2" office:value-type="string">
            <text:p>Direcção Geral de Energia e Geologia 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 Geral do Consumidor 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ões Regionais de Economia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Direcção regional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Empresas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pecção-Geral dos Jogos (extinto)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Insp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conom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EI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mpres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OCDE</text:p>
          </table:table-cell>
          <table:table-cell table:style-name="ce2" office:value-type="string">
            <text:p>Organização para a Cooperação e Desenvolvimento Económico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Organizaç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AIPS</text:p>
          </table:table-cell>
          <table:table-cell table:style-name="ce2" office:value-type="string">
            <text:p>Programa de Apoio à Iniciativa Privada e Social</text:p>
          </table:table-cell>
          <table:table-cell table:style-name="ce2" office:value-type="string">
            <text:p>Ministério da Economia e da Inovação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mpres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para a Optimização dos Recursos Educativo (extinto)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-Geral da Inovação e Desenvolvimento Curricular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ões Regionais de Educação X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Direcção regional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Educaçã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SI</text:p>
          </table:table-cell>
          <table:table-cell table:style-name="ce2" office:value-type="string">
            <text:p>Gabinete Coordenador do Sistema Informático do ME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Informát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AVE</text:p>
          </table:table-cell>
          <table:table-cell table:style-name="ce2" office:value-type="string">
            <text:p>Gabinete de Avaliação Educacional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de Avaliação Educacional (extinto)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EPE</text:p>
          </table:table-cell>
          <table:table-cell table:style-name="ce2" office:value-type="string">
            <text:p>Gabinete de Estatística e Planeamento da Educação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EP</text:p>
          </table:table-cell>
          <table:table-cell table:style-name="ce2" office:value-type="string">
            <text:p>Gabinete de Estudos e Planeamento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de Gestão Financeira do Ministério da Educação (extinto)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E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Observatório das Políticas Locais da Educação (extinto)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Observató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RODEP</text:p>
          </table:table-cell>
          <table:table-cell table:style-name="ce2" office:value-type="string">
            <text:p>Programa de Desenvolvimento Educativo para Portugal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Secretaria-Geral do Ministério da Educação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Secretaria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EJUR</text:p>
          </table:table-cell>
          <table:table-cell table:style-name="ce2" office:value-type="string">
            <text:p>Centro Jurídico</text:p>
          </table:table-cell>
          <table:table-cell table:style-name="ce2" office:value-type="string">
            <text:p>Ministério da Justiça</text:p>
          </table:table-cell>
          <table:table-cell table:style-name="ce2" office:value-type="string">
            <text:p>Centr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-Geral de Administração da Justiça</text:p>
          </table:table-cell>
          <table:table-cell table:style-name="ce2" office:value-type="string">
            <text:p>Ministério da Justiç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de Resolução Alternativa de Litígios (extinto)</text:p>
          </table:table-cell>
          <table:table-cell table:style-name="ce2" office:value-type="string">
            <text:p>Ministério da Justiça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Justiça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J</text:p>
          </table:table-cell>
          <table:table-cell table:style-name="ce2" office:value-type="string">
            <text:p>Ministério da Justiça</text:p>
          </table:table-cell>
          <table:table-cell table:style-name="ce4" office:value-type="string">
            <text:p>Ministério da Justiça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Rede nacional de conservatórias</text:p>
          </table:table-cell>
          <table:table-cell table:style-name="ce2" office:value-type="string">
            <text:p>Ministério da Justiça</text:p>
          </table:table-cell>
          <table:table-cell table:style-name="ce2"/>
          <table:table-cell table:style-name="ce2" office:value-type="string">
            <text:p>Regional</text:p>
          </table:table-cell>
          <table:table-cell table:style-name="ce2" office:value-type="string">
            <text:p>Justiça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ARS</text:p>
          </table:table-cell>
          <table:table-cell table:style-name="ce2" office:value-type="string">
            <text:p>Administração Regional de Saúde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Administração region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lto Comissário para a Saúde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Comissariad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entro Hospital e Universitário de Coimbra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Centro hospitalar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entro Hospitalar de Aveiro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Centro hospitalar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entro Hospitalar de Coimbra, E.P.E.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Centro hospitalar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entro Hospitalar Psiquiátrico de Coimbra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Centro hospitalar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nselho Nacional de Saúde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rupo Hospitalar do Centro de Lisboa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Grupo hospitalar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Hospital Condes Castro de Guimarães (extinto)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Hospital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Hospital de Nª Sra. Conceição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Hospital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Hospital de São João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Hospital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Hospital Distrital de Águeda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Hospital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Hospital do Visconde de Salreu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Hospital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pecção Geral das Actividades em Saúde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Insp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Maternidade Alfredo da Costa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Maternidad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S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Missão para os Cuidados de Saúde Primários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NS</text:p>
          </table:table-cell>
          <table:table-cell table:style-name="ce2" office:value-type="string">
            <text:p>Serviço Nacional de Saúde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Serviç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A</text:p>
          </table:table-cell>
          <table:table-cell table:style-name="ce2" office:value-type="string">
            <text:p>Departamento Geral da Administração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 Geral de Administração Autárquica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AIEC</text:p>
          </table:table-cell>
          <table:table-cell table:style-name="ce2" office:value-type="string">
            <text:p>Direcção-Geral das Alfândegas e dos Impostos Especiais sobre o Consumo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Finanç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AL</text:p>
          </table:table-cell>
          <table:table-cell table:style-name="ce2" office:value-type="string">
            <text:p>Direcção-Geral das Autarquias Locais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O</text:p>
          </table:table-cell>
          <table:table-cell table:style-name="ce2" office:value-type="string">
            <text:p>Direcção-Geral do Orçamento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Finanç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GCI</text:p>
          </table:table-cell>
          <table:table-cell table:style-name="ce2" office:value-type="string">
            <text:p>Direcção-Geral dos Impostos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Finanç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Estrutura de Missão Lojas do Cidadão (extinto)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Estrutura</text:p>
          </table:table-cell>
          <table:table-cell table:style-name="ce2"/>
          <table:table-cell table:style-name="ce2" office:value-type="string">
            <text:p>Administraçã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FAP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Finanç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OE</text:p>
          </table:table-cell>
          <table:table-cell table:style-name="ce2" office:value-type="string">
            <text:p>Orçamento de Estado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Finanç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OCP</text:p>
          </table:table-cell>
          <table:table-cell table:style-name="ce2" office:value-type="string">
            <text:p>Plano Oficial de Contabilidade Pública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Finanç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IDDAC</text:p>
          </table:table-cell>
          <table:table-cell table:style-name="ce2" office:value-type="string">
            <text:p>Programa de Investimentos e Despesas de Desenvolvimento da Administração Central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Secretaria-Geral do Ministério das Finanças e da Administração Pública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Secretaria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Finanç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UCMA</text:p>
          </table:table-cell>
          <table:table-cell table:style-name="ce2" office:value-type="string">
            <text:p>Unidade de Coordenação da Modernização Administrativa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USP</text:p>
          </table:table-cell>
          <table:table-cell table:style-name="ce2" office:value-type="string">
            <text:p>Unidade de Serviços Partilhados</text:p>
          </table:table-cell>
          <table:table-cell table:style-name="ce2" office:value-type="string">
            <text:p>Ministério das Finanças e da Administração Pública</text:p>
          </table:table-cell>
          <table:table-cell table:style-name="ce2" office:value-type="string">
            <text:p>Unidad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EDIA</text:p>
          </table:table-cell>
          <table:table-cell table:style-name="ce2" office:value-type="string">
            <text:p>Construção da barragem do Alqueva</text:p>
          </table:table-cell>
          <table:table-cell table:style-name="ce2" office:value-type="string">
            <text:p>Ministério das Obras Públicas, Transportes e Comunicações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Constru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ESTALQUEVA</text:p>
          </table:table-cell>
          <table:table-cell table:style-name="ce2" office:value-type="string">
            <text:p>Fomento do Turismo no Alqueva (extinto)</text:p>
          </table:table-cell>
          <table:table-cell table:style-name="ce2" office:value-type="string">
            <text:p>Ministério das Obras Públicas, Transportes e Comunicações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Turism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do Metro Sul do Tejo (extinto)</text:p>
          </table:table-cell>
          <table:table-cell table:style-name="ce2" office:value-type="string">
            <text:p>Ministério das Obras Públicas, Transportes e Comunicações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OPTC</text:p>
          </table:table-cell>
          <table:table-cell table:style-name="ce2" office:value-type="string">
            <text:p>Ministério das Obras Públicas, Transportes e Comunicações</text:p>
          </table:table-cell>
          <table:table-cell table:style-name="ce2" office:value-type="string">
            <text:p>Ministério das Obras Públicas, Transportes e Comunicações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Obras públic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RH</text:p>
          </table:table-cell>
          <table:table-cell table:style-name="ce2" office:value-type="string">
            <text:p>Administração Recursos Hídricos <text:s text:c="2"/>5X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Ambient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APA</text:p>
          </table:table-cell>
          <table:table-cell table:style-name="ce2" office:value-type="string">
            <text:p>Agência Portuguesa do Ambiente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Agênci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mbient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ões de Coordenação Regional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Ambient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DGOTDU </text:p>
          </table:table-cell>
          <table:table-cell table:style-name="ce2" office:value-type="string">
            <text:p>Direcção Geral do Ordenamento do Território e Desenvolvimento Urbano 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Gabinete Coordenador do Programa Finisterra (extinto)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mbient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AOTDR</text:p>
          </table:table-cell>
          <table:table-cell table:style-name="ce2" office:value-type="string">
            <text:p>Ministério do Ambiente, do Ordenamento do Território e do Desenvolvimento Regional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mbient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OVT QREN</text:p>
          </table:table-cell>
          <table:table-cell table:style-name="ce2" office:value-type="string">
            <text:p>Programa Operacional Temático Valorização do Território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DM</text:p>
          </table:table-cell>
          <table:table-cell table:style-name="ce2" office:value-type="string">
            <text:p>Assistência na Doença a Militares</text:p>
          </table:table-cell>
          <table:table-cell table:style-name="ce2" office:value-type="string">
            <text:p>Ministério do Trabalho e da Segurança Social</text:p>
          </table:table-cell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aixa de Previdência dos Trabalhadores da EPAL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aixa de Previdênci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aixa de Previdência e Abono de Família dos Jornalistas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aixa de Previdênci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aixa de Reformas e Aposentações do Banco Nacional Ultramarino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aixa de Previdênci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entro de Relações Laborais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entr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de Gestão do Programa de Apoio Integrado a Idosos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PCJR</text:p>
          </table:table-cell>
          <table:table-cell table:style-name="ce2" office:value-type="string">
            <text:p>Comissão de Protecção a Crianças e Jovens em Risco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de Protecção de Políticas da Família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ITE</text:p>
          </table:table-cell>
          <table:table-cell table:style-name="ce2" office:value-type="string">
            <text:p>Comissão para a Igualdade no Trabalho e no Emprego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miss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nselho Consultivo das Famílias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nselho Nacional da Formação Profissional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NFP</text:p>
          </table:table-cell>
          <table:table-cell table:style-name="ce2" office:value-type="string">
            <text:p>Conselho Nacional da Formação Profissional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nselho Nacional da Higiene e Segurança no Trabalho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NSHT</text:p>
          </table:table-cell>
          <table:table-cell table:style-name="ce2" office:value-type="string">
            <text:p>Conselho Nacional de Higiene e Segurança no Trabalho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NSS</text:p>
          </table:table-cell>
          <table:table-cell table:style-name="ce2" office:value-type="string">
            <text:p>Conselho Nacional de Segurança no Trabalho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nselho Nacional de Segurança Social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nselho Nacional do Rendimento Social de Inserção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NRIPD</text:p>
          </table:table-cell>
          <table:table-cell table:style-name="ce2" office:value-type="string">
            <text:p>Conselho Nacional para a Reabilitação e Integração das Pessoas com Deficiência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nselh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irecção-Geral de Protecção Social aos Funcionários e Agentes da Administração Pública (ADSE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Direcção ger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TSS</text:p>
          </table:table-cell>
          <table:table-cell table:style-name="ce2" office:value-type="string">
            <text:p>Ministério do Trabalho e da Solidariedade Social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Observatório do Emprego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Observató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OEFDS</text:p>
          </table:table-cell>
          <table:table-cell table:style-name="ce2" office:value-type="string">
            <text:p>Programa Operacional Emprego, Formação e Desenvolvimento Social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IEC</text:p>
          </table:table-cell>
          <table:table-cell table:style-name="ce2" office:value-type="string">
            <text:p>Programa para a Inclusão e Cidadania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ETI</text:p>
          </table:table-cell>
          <table:table-cell table:style-name="ce2" office:value-type="string">
            <text:p>Programa para a Prevenção e Eliminação do Trabalho Infantil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balh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NRIPD</text:p>
          </table:table-cell>
          <table:table-cell table:style-name="ce2" office:value-type="string">
            <text:p>Secretariado Nacional para a Reabilitação e Integração das Pessoas com Deficiência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Secretariado nacion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AD</text:p>
          </table:table-cell>
          <table:table-cell table:style-name="ce2" office:value-type="string">
            <text:p>Serviço de Assistência na Doença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Serviç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Serviços Sociais da Administração Pública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Serviç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Serviços Sociais do Ministério da Justiça (extinto)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Serviç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Departamento de Prospectiva, Política Climática e Relações Internacionais</text:p>
          </table:table-cell>
          <table:table-cell table:style-name="ce4" office:value-type="string">
            <text:p>Ministério dos Negócios Estrangeiros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mbient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Estrutura de Missão para a Extensão da Plataforma Continental (extinto)</text:p>
          </table:table-cell>
          <table:table-cell table:style-name="ce4" office:value-type="string">
            <text:p>Ministério dos Negócios Estrangeiros</text:p>
          </table:table-cell>
          <table:table-cell table:style-name="ce2" office:value-type="string">
            <text:p>Estrutura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GPERI </text:p>
          </table:table-cell>
          <table:table-cell table:style-name="ce2" office:value-type="string">
            <text:p>Gabinete de Planeamento, Estratégia e Relações InternacIonais </text:p>
          </table:table-cell>
          <table:table-cell table:style-name="ce4" office:value-type="string">
            <text:p>Ministério dos Negócios Estrangeiros</text:p>
          </table:table-cell>
          <table:table-cell table:style-name="ce2" office:value-type="string">
            <text:p>Gabinet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CIME</text:p>
          </table:table-cell>
          <table:table-cell table:style-name="ce2" office:value-type="string">
            <text:p>Alto Comissariado p/ Imigração e Minorias Étnicas</text:p>
          </table:table-cell>
          <table:table-cell table:style-name="ce2" office:value-type="string">
            <text:p>Ministério do Trabalho e da Segurança Social</text:p>
          </table:table-cell>
          <table:table-cell table:style-name="ce2" office:value-type="string">
            <text:p>Comissariad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IPES</text:p>
          </table:table-cell>
          <table:table-cell table:style-name="ce2" office:value-type="string">
            <text:p>Centro de Investigação Políticas Ensino Superior</text:p>
          </table:table-cell>
          <table:table-cell table:style-name="ce2" office:value-type="string">
            <text:p>Ministério da Ciência, Tecnologia e Ensino Superior</text:p>
          </table:table-cell>
          <table:table-cell table:style-name="ce2" office:value-type="string">
            <text:p>Centr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entro de Estudos Vitívinicolas do Douro</text:p>
          </table:table-cell>
          <table:table-cell table:style-name="ce2" office:value-type="string">
            <text:p>Ministério da Agricultura, do Desenvolvimento Rural e Pescas</text:p>
          </table:table-cell>
          <table:table-cell table:style-name="ce2" office:value-type="string">
            <text:p>Centro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Agricultura, Pescas e Florestas</text:p>
          </table:table-cell>
          <table:table-cell table:style-name="ce2" office:value-type="string">
            <text:p>VISEU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NE</text:p>
          </table:table-cell>
          <table:table-cell table:style-name="ce2" office:value-type="string">
            <text:p>Ministério dos Negócios Estrangeiros</text:p>
          </table:table-cell>
          <table:table-cell table:style-name="ce4" office:value-type="string">
            <text:p>Ministério dos Negócios Estrangeiros</text:p>
          </table:table-cell>
          <table:table-cell table:style-name="ce2" office:value-type="string">
            <text:p>Ministéri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OTAN</text:p>
          </table:table-cell>
          <table:table-cell table:style-name="ce2" office:value-type="string">
            <text:p>Organização do Tratado do Atlântico Norte</text:p>
          </table:table-cell>
          <table:table-cell table:style-name="ce4" office:value-type="string">
            <text:p>Ministério dos Negócios Estrangeiros</text:p>
          </table:table-cell>
          <table:table-cell table:style-name="ce2" office:value-type="string">
            <text:p>Organização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Secretariado Técnico da Comissão das Alterações Climáticas (extinto)</text:p>
          </table:table-cell>
          <table:table-cell table:style-name="ce4" office:value-type="string">
            <text:p>Ministério dos Negócios Estrangeiros</text:p>
          </table:table-cell>
          <table:table-cell table:style-name="ce2" office:value-type="string">
            <text:p>Secretariado nacional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Ambient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PPLE</text:p>
          </table:table-cell>
          <table:table-cell table:style-name="ce2" office:value-type="string">
            <text:p>Área da Paisagem Protegida Litoral de Esposende</text:p>
          </table:table-cell>
          <table:table-cell table:style-name="ce2" office:value-type="string">
            <text:p>Ministério do Ambiente</text:p>
          </table:table-cell>
          <table:table-cell table:style-name="ce2" office:value-type="string">
            <text:p>Área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Turismo</text:p>
          </table:table-cell>
          <table:table-cell table:style-name="ce2" office:value-type="string">
            <text:p>ESPOSEND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DRAL</text:p>
          </table:table-cell>
          <table:table-cell table:style-name="ce2" office:value-type="string">
            <text:p>Agência de Desenvolvimento Regional do Alentejo, S.A.</text:p>
          </table:table-cell>
          <table:table-cell table:style-name="ce4"/>
          <table:table-cell table:style-name="ce2" office:value-type="string">
            <text:p>Agência</text:p>
          </table:table-cell>
          <table:table-cell table:style-name="ce2" office:value-type="string">
            <text:p>Regional</text:p>
          </table:table-cell>
          <table:table-cell table:style-name="ce2" office:value-type="string">
            <text:p>Desenvolviment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ASAE</text:p>
          </table:table-cell>
          <table:table-cell table:style-name="ce2" office:value-type="string">
            <text:p>Autoridade de Segurança Alimentar e Económica</text:p>
          </table:table-cell>
          <table:table-cell table:style-name="ce4"/>
          <table:table-cell table:style-name="ce2" office:value-type="string">
            <text:p>Autoridad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Fiscalizaçã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utoridade da Concorrência</text:p>
          </table:table-cell>
          <table:table-cell table:style-name="ce4"/>
          <table:table-cell table:style-name="ce2" office:value-type="string">
            <text:p>Autoridade</text:p>
          </table:table-cell>
          <table:table-cell table:style-name="ce2" office:value-type="string">
            <text:p>Central</text:p>
          </table:table-cell>
          <table:table-cell table:style-name="ce2" office:value-type="string">
            <text:p>Fiscalizaçã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Turismo de Portugal</text:p>
          </table:table-cell>
          <table:table-cell table:style-name="ce4"/>
          <table:table-cell table:style-name="ce2"/>
          <table:table-cell table:style-name="ce2" office:value-type="string">
            <text:p>Central</text:p>
          </table:table-cell>
          <table:table-cell table:style-name="ce2" office:value-type="string">
            <text:p>Turism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Turismo do Alentejo Litoral</text:p>
          </table:table-cell>
          <table:table-cell table:style-name="ce4"/>
          <table:table-cell table:style-name="ce2"/>
          <table:table-cell table:style-name="ce2" office:value-type="string">
            <text:p>Regional</text:p>
          </table:table-cell>
          <table:table-cell table:style-name="ce2" office:value-type="string">
            <text:p>Turism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mprensa Nacional-Casa da Moeda SA</text:p>
          </table:table-cell>
          <table:table-cell table:style-name="ce2" table:number-columns-repeated="2"/>
          <table:table-cell table:style-name="ce2" office:value-type="string">
            <text:p>Central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string">
            <text:p>LVT</text:p>
          </table:table-cell>
          <table:table-cell table:style-name="ce2" office:value-type="string">
            <text:p>Lisboa e Vale do Tejo</text:p>
          </table:table-cell>
          <table:table-cell table:style-name="ce2" table:number-columns-repeated="2"/>
          <table:table-cell table:style-name="ce2" office:value-type="string">
            <text:p>Central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string">
            <text:p>RNSI</text:p>
          </table:table-cell>
          <table:table-cell table:style-name="ce2" office:value-type="string">
            <text:p>Rede Numérica de Serviços Integrados</text:p>
          </table:table-cell>
          <table:table-cell table:style-name="ce2" table:number-columns-repeated="2"/>
          <table:table-cell table:style-name="ce2" office:value-type="string">
            <text:p>Central</text:p>
          </table:table-cell>
          <table:table-cell table:style-name="ce2" table:number-columns-repeated="2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1048375">
          <table:table-cell table:number-columns-repeated="1024"/>
        </table:table-row>
        <table:table-row table:style-name="ro7" table:number-rows-repeated="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undacao_3" table:style-name="ta1" table:print="false">
        <office:forms form:automatic-focus="false" form:apply-design-mode="false"/>
        <table:table-column table:style-name="co16" table:default-cell-style-name="ce5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017" table:default-cell-style-name="Default"/>
        <table:table-row table:style-name="ro8">
          <table:table-cell table:style-name="ce1" office:value-type="string">
            <text:p>SIGLA</text:p>
          </table:table-cell>
          <table:table-cell table:style-name="ce1" office:value-type="string">
            <text:p>Nome da fundação</text:p>
          </table:table-cell>
          <table:table-cell table:style-name="ce1" office:value-type="string">
            <text:p>Tutela</text:p>
          </table:table-cell>
          <table:table-cell table:style-name="ce1" office:value-type="string">
            <text:p>Objecto</text:p>
          </table:table-cell>
          <table:table-cell table:style-name="ce1" office:value-type="string">
            <text:p>Distrito</text:p>
          </table:table-cell>
          <table:table-cell table:number-columns-repeated="1017"/>
        </table:table-row>
        <table:table-row table:style-name="ro9">
          <table:table-cell table:style-name="ce2"/>
          <table:table-cell table:style-name="ce2" office:value-type="string">
            <text:p>Fundação Alter Real</text:p>
          </table:table-cell>
          <table:table-cell table:style-name="ce2" table:number-columns-repeated="3"/>
          <table:table-cell table:style-name="ce3" table:number-columns-repeated="1017"/>
        </table:table-row>
        <table:table-row table:style-name="ro9">
          <table:table-cell table:style-name="ce2"/>
          <table:table-cell table:style-name="ce2" office:value-type="string">
            <text:p>Fundação das comunicações móveis</text:p>
          </table:table-cell>
          <table:table-cell table:style-name="ce2"/>
          <table:table-cell table:style-name="ce2" office:value-type="string">
            <text:p>Comunicação</text:p>
          </table:table-cell>
          <table:table-cell table:style-name="ce2"/>
          <table:table-cell table:style-name="ce3" table:number-columns-repeated="1017"/>
        </table:table-row>
        <table:table-row table:style-name="ro9">
          <table:table-cell table:style-name="ce2"/>
          <table:table-cell table:style-name="ce2" office:value-type="string">
            <text:p>Fundação para a Ciência e Tecnologia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/>
          <table:table-cell table:number-columns-repeated="1017"/>
        </table:table-row>
        <table:table-row table:style-name="ro9">
          <table:table-cell table:style-name="ce2"/>
          <table:table-cell table:style-name="ce2" office:value-type="string">
            <text:p>Fundação Eugénio Almeida</text:p>
          </table:table-cell>
          <table:table-cell table:style-name="ce2" table:number-columns-repeated="3"/>
          <table:table-cell table:number-columns-repeated="1017"/>
        </table:table-row>
        <table:table-row table:style-name="ro9">
          <table:table-cell table:style-name="ce2"/>
          <table:table-cell table:style-name="ce2" office:value-type="string">
            <text:p>Fundação Serralves</text:p>
          </table:table-cell>
          <table:table-cell table:style-name="ce2" table:number-columns-repeated="3"/>
          <table:table-cell table:number-columns-repeated="1017"/>
        </table:table-row>
        <table:table-row table:style-name="ro9">
          <table:table-cell table:style-name="ce2" table:number-columns-repeated="5"/>
          <table:table-cell table:number-columns-repeated="1017"/>
        </table:table-row>
        <table:table-row table:style-name="ro9" table:number-rows-repeated="32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Camara_308" table:style-name="ta1" table:print="false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7" table:number-columns-repeated="1021" table:default-cell-style-name="ce3"/>
        <table:table-row table:style-name="ro5">
          <table:table-cell table:style-name="ce1" office:value-type="string">
            <text:p>Sigla</text:p>
          </table:table-cell>
          <table:table-cell table:style-name="ce1" office:value-type="string">
            <text:p>Nome da CM</text:p>
          </table:table-cell>
          <table:table-cell table:style-name="ce1" office:value-type="string">
            <text:p>Municípi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BRANT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ÁGUE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GUIAR DA B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ANDRO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BERGARIA-A-VELH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BUF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CÁCER DO S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CANEN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COBAÇ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COCHET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COUTIM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ENQUE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FÂNDEGA DA FÉ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IJÓ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JEZU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JUSTRE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MA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MEI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MEIRIM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MODÔVA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PIARÇ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TER DO CH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VAIÁZER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LVI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MADO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MARANT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MAR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NAD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NGRA DO HEROÍSM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NSI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RCOS DE VALDEVEZ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RGANI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RMAMA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ROUC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RRAIOL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RRONCH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RRUDA DOS VINH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VEIR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VI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AZAMBUJ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AI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ARCEL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ARRANC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ARREIR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ATALH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EJ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ELMONT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ENAVENT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OMBARR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ORB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OTIC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RAG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BRAGANÇ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BECEIRAS DE BAS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DAV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LDAS DA RAINH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LHET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LHETA (SÃO JORGE)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ÂMARA DE LOB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MINH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MPO MAIO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NTANHE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RRAZEDA DE ANSIÃ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RREGAL DO S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RTAX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CAI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TANHEIRA DE PÊ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TELO BRANC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TELO DE PAIV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TELO DE VI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TRO DAIR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TRO MARIM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ASTRO VER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ELORICO DA B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ELORICO DE BAS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HAMUSC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HAV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INFÃ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OIMB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ONDEIXA-A-NOV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ONSTÂNC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ORUCH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ORV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OVILHÃ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RA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CUB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ELV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ENTRONCAMEN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ESPINH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ESPOSEN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ESTARREJ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ESTREMOZ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ÉVO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AF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AR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ELGUEIR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ERREIRA DO ALENTEJ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ERREIRA DO ZÊZER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IGUEIRA DA FOZ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IGUEIRA DE CASTELO RODRIG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IGUEIRÓ DOS VINH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ORNOS DE ALGODR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REIXO DE ESPADA À CINT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RONT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UNCH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FUND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AVI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ÓI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OLEGÃ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ONDOMA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OUVE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RÂNDOL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UAR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GUIMARÃ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HORT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IDANHA-A-NOV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ÍLHAV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AGO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AGOA (AÇORES)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AG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AJES DAS FLOR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AJES DO PIC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AMEG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EIR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ISBO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OULÉ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OUR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OURINHÃ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OUSÃ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LOUSA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Ç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CEDO DE CAVALEIR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CHIC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DALEN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F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NGUAL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NTEIG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RCO DE CANAVES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RINHA GRAN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RV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ATOSINH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EALHA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E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ELGAÇ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ÉRTOL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ESÃO FRI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IRANDA DO CORV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IRANDA DO DOUR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IRANDEL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GADOUR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IMENTA DA B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IT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Ç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CHIQU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DIM DE BAS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FORT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TALEGR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TEMOR-O-NOV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TEMOR-O-VELH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NTIJ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RTÁGU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U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OUR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URÇ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MURTOS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NAZARÉ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NEL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NIS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NORDEST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ÓBID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DEM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DIVEL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EIR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LEIR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LH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LIVEIRA DE AZEMÉI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LIVEIRA DE FRAD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LIVEIRA DO BAIRR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LIVEIRA DO HOSPIT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URÉM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URIQU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OVA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AÇOS DE FERR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ALMEL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AMPILHOSA DA SER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ARED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AREDES DE COU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DRÓGÃO GRAN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NACOV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NAFIE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NALVA DO CASTEL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NAMACO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NEDON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NEL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NICH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ESO DA RÉGU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INHE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MB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NTA DELGAD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NTA DO SO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NTE DA BARC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NTE DE LIM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NTE DE SO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RTALEGR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RTE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RTIM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R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RTO DE MÓ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RTO MONIZ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RTO SAN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ÓVOA DE LANHOS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ÓVOA DE VARZIM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OVOAÇ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PROENÇA-A-NOV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REDOND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REGUENGOS DE MONSARAZ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RESEN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RIBEIRA BRAV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RIBEIRA DE PEN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RIBEIRA GRAN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RIO MAIO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BROS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BUG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LVATERRA DE MAG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 COMBA D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 CRUZ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 CRUZ DA GRACIOS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 CRUZ DAS FLOR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 MARIA DA F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 MARTA DE PENAGUI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N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ARÉM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IAGO DO CACÉM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NTO TIRS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ÃO BRÁS DE ALPORTE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ÃO JOÃO DA MAD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ÃO JOÃO DA PESQU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ÃO PEDRO DO SU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ÃO ROQUE DO PIC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ÃO VICENT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ARDO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ÁT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IX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RNANCELH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RP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RTÃ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SIMB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TÚB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EVER DO VOUG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ILV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IN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INT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OBRAL DE MONTE AGRAÇ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OUR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SOUSE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ÁBU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ABUAÇ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AROUC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AV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ERRAS DE BOUR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OMA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ONDEL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ORRE DE MONCORV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ORRES NOV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ORRES VEDR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RANCOS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TROF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AG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ALE DE CAMB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ALENÇ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ALONG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ALPAÇO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EL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ENDAS NOVA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ANA DO ALENTEJ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ANA DO CASTEL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DIGU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EIRA DO MINH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DE REI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DO BISP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DO CON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DO PORT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FLO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FRANCA DE X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FRANCA DO CAMP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NOVA DA BARQUINH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NOVA DE CERVEIR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NOVA DE FAMALIC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NOVA DE FOZ CÔ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NOVA DE GA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NOVA DE PAIV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NOVA DE POIARE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POUCA DE AGUIAR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PRAIA DA VITÓRI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REAL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REAL DE SANTO ANTÓNI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VELHA DE RÓDÃ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VERDE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LA VIÇOS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MIOSO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NHAIS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SEU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IZELA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2" office:value-type="string">
            <text:p>Câmara Municipal</text:p>
          </table:table-cell>
          <table:table-cell table:style-name="ce2" office:value-type="string">
            <text:p>VOUZELA</text:p>
          </table:table-cell>
          <table:table-cell table:number-columns-repeated="1021"/>
        </table:table-row>
        <table:table-row table:style-name="ro6" table:number-rows-repeated="10482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ituto_240" table:style-name="ta1" table:print="false">
        <office:forms form:automatic-focus="false" form:apply-design-mode="false"/>
        <table:table-column table:style-name="co5" table:default-cell-style-name="ce3"/>
        <table:table-column table:style-name="co21" table:default-cell-style-name="ce3"/>
        <table:table-column table:style-name="co22" table:default-cell-style-name="ce3"/>
        <table:table-column table:style-name="co15" table:default-cell-style-name="ce3"/>
        <table:table-column table:style-name="co23" table:default-cell-style-name="ce3"/>
        <table:table-column table:style-name="co7" table:number-columns-repeated="1017" table:default-cell-style-name="ce3"/>
        <table:table-row table:style-name="ro5">
          <table:table-cell table:style-name="ce1" office:value-type="string">
            <text:p>Sigla</text:p>
          </table:table-cell>
          <table:table-cell table:style-name="ce1" office:value-type="string">
            <text:p>Nome do Instituto</text:p>
          </table:table-cell>
          <table:table-cell table:style-name="ce1" office:value-type="string">
            <text:p>Tutela</text:p>
          </table:table-cell>
          <table:table-cell table:style-name="ce1" office:value-type="string">
            <text:p>Objecto</text:p>
          </table:table-cell>
          <table:table-cell table:style-name="ce1" office:value-type="string">
            <text:p>Distri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CSS</text:p>
          </table:table-cell>
          <table:table-cell table:style-name="ce2" office:value-type="string">
            <text:p>Administração Central de Sistemas de Saúde, IP</text:p>
          </table:table-cell>
          <table:table-cell table:style-name="ce2"/>
          <table:table-cell table:style-name="ce2" office:value-type="string">
            <text:p>Administração Públ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gência para a Modernização Administrativa, IP</text:p>
          </table:table-cell>
          <table:table-cell table:style-name="ce2"/>
          <table:table-cell table:style-name="ce2" office:value-type="string">
            <text:p>Administração Públ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A</text:p>
          </table:table-cell>
          <table:table-cell table:style-name="ce2" office:value-type="string">
            <text:p>Instituto Nacional de Administração</text:p>
          </table:table-cell>
          <table:table-cell table:style-name="ce2"/>
          <table:table-cell table:style-name="ce2" office:value-type="string">
            <text:p>Administração Públ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Vinha e do Vinho, IP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AMA</text:p>
          </table:table-cell>
          <table:table-cell table:style-name="ce2" office:value-type="string">
            <text:p>Instituto de Alimentação e Mercados Agrícolas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PONTA DELGAD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DRHa</text:p>
          </table:table-cell>
          <table:table-cell table:style-name="ce2" office:value-type="string">
            <text:p>Instituto de Desenvolvimento Rural e Hidráulic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EIRI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DRHa</text:p>
          </table:table-cell>
          <table:table-cell table:style-name="ce2" office:value-type="string">
            <text:p>Instituto de Desenvolvimento Rural e Hidráulic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FAP</text:p>
          </table:table-cell>
          <table:table-cell table:style-name="ce2" office:value-type="string">
            <text:p>Instituto de Financiamento da Agricultura e Pesca, IP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PONTA DELGAD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FADAP</text:p>
          </table:table-cell>
          <table:table-cell table:style-name="ce2" office:value-type="string">
            <text:p>Instituto de Financiamento e Apoio ao Desenvolvimento da Agricultura e pescas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Hidráulica, Engenharia Rural e Ambiente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CASTELO BRANC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Hidráulica, Engenharia Rural e Ambiente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FAR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RAIZ</text:p>
          </table:table-cell>
          <table:table-cell table:style-name="ce2" office:value-type="string">
            <text:p>Instituto de Investigação da Floresta e Papel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IPIMAR</text:p>
          </table:table-cell>
          <table:table-cell table:style-name="ce2" office:value-type="string">
            <text:p>Instituto de Investigação das Pescas e do Mar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Investigação das Pescas e do Mar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Investigação das Pescas e do Mar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PENICHE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Protecção da Produção Agro-Alimentar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VDP</text:p>
          </table:table-cell>
          <table:table-cell table:style-name="ce7" office:value-type="string">
            <text:p>Instituto do Vinho do Douro e do Porto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RÉGU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Florestal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Florestal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SETÚB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Florestal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VIAN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AVEIR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BRAGANÇ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CASTELO BRANC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GUARD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SANTARÉM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TOMAR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VILA NOVA BARQUINH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VILA RE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GA</text:p>
          </table:table-cell>
          <table:table-cell table:style-name="ce2" office:value-type="string">
            <text:p>Instituto Nacional de Intervenção e Garantia Agrícol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VISEU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IAP</text:p>
          </table:table-cell>
          <table:table-cell table:style-name="ce2" office:value-type="string">
            <text:p>Instituto Nacional de Investigação Agrária e das Pescas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EIRI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IAP</text:p>
          </table:table-cell>
          <table:table-cell table:style-name="ce2" office:value-type="string">
            <text:p>Instituto Nacional de Investigação Agrária e das Pescas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AVEIR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Investigação Marítima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FAR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ROMA</text:p>
          </table:table-cell>
          <table:table-cell table:style-name="ce2" office:value-type="string">
            <text:p>Instituto Regulador e Orientador dos Mercados Agrícolas</text:p>
          </table:table-cell>
          <table:table-cell table:style-name="ce2"/>
          <table:table-cell table:style-name="ce2" office:value-type="string">
            <text:p>Agricultura, Pescas, Florest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RH</text:p>
          </table:table-cell>
          <table:table-cell table:style-name="ce2" office:value-type="string">
            <text:p>Administração da Região Hidrográfica do Tejo, IP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ABRANTE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Entidade Reguladora dos Serviços de Águas e Resíduos, IP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Água, IP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BRAGANÇ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Água, IP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CASTELO BRANC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Água, IP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Água, IP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SANTARÉM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Água, IP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VILA RE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GA</text:p>
          </table:table-cell>
          <table:table-cell table:style-name="ce2" office:value-type="string">
            <text:p>Instituto de Gestão da Água, SA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IHRH</text:p>
          </table:table-cell>
          <table:table-cell table:style-name="ce2" office:value-type="string">
            <text:p>Instituto de Hidráulica e Recursos Hidricos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Hidrográfico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Hidrográfico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MATOSINHO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Regulador de Águas e Resíduos</text:p>
          </table:table-cell>
          <table:table-cell table:style-name="ce2"/>
          <table:table-cell table:style-name="ce2" office:value-type="string">
            <text:p>Águ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gência Portuguesa do Ambiente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ALCOCHET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AVEIR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BRAG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SETÚB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VIAN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N</text:p>
          </table:table-cell>
          <table:table-cell table:style-name="ce2" office:value-type="string">
            <text:p>Instituto da Conservação da Naturez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VILA RE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 Ambiente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BRAGANÇ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 Ambiente e Vida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IRAPA</text:p>
          </table:table-cell>
          <table:table-cell table:style-name="ce2" office:value-type="string">
            <text:p>Sistema Integrado da Agência Portuguesa do Ambiente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FAR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P</text:p>
          </table:table-cell>
          <table:table-cell table:style-name="ce2" office:value-type="string">
            <text:p>Autoridade Nacional de Comunicações (ANACOM)</text:p>
          </table:table-cell>
          <table:table-cell table:style-name="ce2"/>
          <table:table-cell table:style-name="ce2" office:value-type="string">
            <text:p>Comuni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Entidade Reguladora para a Comunicação Social</text:p>
          </table:table-cell>
          <table:table-cell table:style-name="ce2"/>
          <table:table-cell table:style-name="ce2" office:value-type="string">
            <text:p>Comuni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Comunicação Social</text:p>
          </table:table-cell>
          <table:table-cell table:style-name="ce2"/>
          <table:table-cell table:style-name="ce2" office:value-type="string">
            <text:p>Comuni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s Comunicações de Portugal</text:p>
          </table:table-cell>
          <table:table-cell table:style-name="ce2"/>
          <table:table-cell table:style-name="ce2" office:value-type="string">
            <text:p>Comunicação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CI</text:p>
          </table:table-cell>
          <table:table-cell table:style-name="ce2" office:value-type="string">
            <text:p>Instituto da Construção e do Imobiliário, IP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FUNCH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Habitação e da Reabilitação Urbana, IP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e Alienação do Património Habitacional do Estado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e Alienação do Património Habitacional do Estado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Habitação da Região Autónoma da Madeira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FUNCH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TECONS</text:p>
          </table:table-cell>
          <table:table-cell table:style-name="ce2" office:value-type="string">
            <text:p>Instituto de Investigação e Desenvolvimento Tecnológico em Ciências da Construção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s Mercados de Obras Públicas e Particulares e do Imobiliário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a Habitação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OR</text:p>
          </table:table-cell>
          <table:table-cell table:style-name="ce2" office:value-type="string">
            <text:p>Instituto para a Construção Rodoviária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SETÚB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TIC</text:p>
          </table:table-cell>
          <table:table-cell table:style-name="ce2" office:value-type="string">
            <text:p>Instituto Técnico para Indústria Construção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rquivo Nacional da Torre do Tomb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Camões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ODIVELA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</text:p>
          </table:table-cell>
          <table:table-cell table:style-name="ce2" office:value-type="string">
            <text:p>Instituto Camões, IP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GESPAR</text:p>
          </table:table-cell>
          <table:table-cell table:style-name="ce2" office:value-type="string">
            <text:p>Instituto de Gestão do Património Arquitectónico e Arqueológico, IP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CAM</text:p>
          </table:table-cell>
          <table:table-cell table:style-name="ce2" office:value-type="string">
            <text:p>Instituto do Cinema Audiovisual e Multimédia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Arqueologia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CASTELO BRANC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Arqueologia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EIRI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Arqueologia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EIRI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Arqueologia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PORTALEGRE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Arqueologia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VISEU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ACA</text:p>
          </table:table-cell>
          <table:table-cell table:style-name="ce2" office:value-type="string">
            <text:p>Instituto Português de Arte Cinematográfica e Audiovisual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Artes e Espectácul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Conservação e Restaur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o Livro e das Bibliotecas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o Património Arquitectónic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BEJ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o Património Arquitectónic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BRAG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PAR</text:p>
          </table:table-cell>
          <table:table-cell table:style-name="ce2" office:value-type="string">
            <text:p>Instituto Português do Património Arquitectónic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o Património Arquitectónic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ÉVO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o Património Arquitectónico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GUIMARÃE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PAR</text:p>
          </table:table-cell>
          <table:table-cell table:style-name="ce2" office:value-type="string">
            <text:p>Palácio Nacional de Sintra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SINTR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DERAM</text:p>
          </table:table-cell>
          <table:table-cell table:style-name="ce2" office:value-type="string">
            <text:p>Agência de Desenvolvimento da Região Autónoma da Madeira</text:p>
          </table:table-cell>
          <table:table-cell table:style-name="ce2"/>
          <table:table-cell table:style-name="ce2" office:value-type="string">
            <text:p>Desenvolvimento</text:p>
          </table:table-cell>
          <table:table-cell table:style-name="ce2" office:value-type="string">
            <text:p>FUNCH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DE</text:p>
          </table:table-cell>
          <table:table-cell table:style-name="ce2" office:value-type="string">
            <text:p>Instituto de Desenvolvimento Empresarial da Região Autónoma da Madeira</text:p>
          </table:table-cell>
          <table:table-cell table:style-name="ce2"/>
          <table:table-cell table:style-name="ce2" office:value-type="string">
            <text:p>Desenvolvimento</text:p>
          </table:table-cell>
          <table:table-cell table:style-name="ce2" office:value-type="string">
            <text:p>FUNCH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 Fomento do Desenvolvimento Económico</text:p>
          </table:table-cell>
          <table:table-cell table:style-name="ce2"/>
          <table:table-cell table:style-name="ce2" office:value-type="string">
            <text:p>Desenvolvimento</text:p>
          </table:table-cell>
          <table:table-cell table:style-name="ce2" office:value-type="string">
            <text:p>MAI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Financeiro para o Desenvolvimento Regional, IP</text:p>
          </table:table-cell>
          <table:table-cell table:style-name="ce2"/>
          <table:table-cell table:style-name="ce2" office:value-type="string">
            <text:p>Desenvolviment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Desporto de Portugal – Centro de Medicina Desportiva do Porto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DRAM</text:p>
          </table:table-cell>
          <table:table-cell table:style-name="ce2" office:value-type="string">
            <text:p>Instituto do Desporto da Região Autónoma da Madeira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FUNCH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 Desporto da Região Autónoma da Madeira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SÃO VICENT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DESP</text:p>
          </table:table-cell>
          <table:table-cell table:style-name="ce2" office:value-type="string">
            <text:p>Instituto do Desporto de Aveiro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AVEIR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 Desporto de Portugal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o Desporto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BRAGANÇ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o Desporto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o Desporto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FAR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o Desporto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o Desporto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Cooperação Portuguesa</text:p>
          </table:table-cell>
          <table:table-cell table:style-name="ce2"/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iplomático</text:p>
          </table:table-cell>
          <table:table-cell table:style-name="ce2"/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Internacional de Macau</text:p>
          </table:table-cell>
          <table:table-cell table:style-name="ce2"/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RIS</text:p>
          </table:table-cell>
          <table:table-cell table:style-name="ce2" office:value-type="string">
            <text:p>Instituto Português de Relações Internacionais e Segurança</text:p>
          </table:table-cell>
          <table:table-cell table:style-name="ce2"/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Relações Internacionais-UNL</text:p>
          </table:table-cell>
          <table:table-cell table:style-name="ce2"/>
          <table:table-cell table:style-name="ce2" office:value-type="string">
            <text:p>Diplomac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Agência Nacional para a Qualificação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Comunidades Educativas - Escolas Isoladas de Estremoz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ESTREMOZ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Apoio Sócio Educativo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BRAGANÇ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Educação e Cidadania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Inovação Educacional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s Assuntos Educacionais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GUARD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s Assuntos Sociais da Educação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AVEIR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s Assuntos Sociais da Educação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CASTELO BRANC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s Assuntos Sociais da Educação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IDANHA NOV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s Assuntos Sociais da Educação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PENEL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ara a Inovação na Formação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QF</text:p>
          </table:table-cell>
          <table:table-cell table:style-name="ce2" office:value-type="string">
            <text:p>Instituto para a Qualidade na Formação, IP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APMEI</text:p>
          </table:table-cell>
          <table:table-cell table:style-name="ce2" office:value-type="string">
            <text:p>Instituto de Apoio às Pequenas e Médias Empresas e à Inovação</text:p>
          </table:table-cell>
          <table:table-cell table:style-name="ce2"/>
          <table:table-cell table:style-name="ce2" office:value-type="string">
            <text:p>Empresas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AFE</text:p>
          </table:table-cell>
          <table:table-cell table:style-name="ce2" office:value-type="string">
            <text:p>Instituto de Informação, Apoio e Formação Empresarial</text:p>
          </table:table-cell>
          <table:table-cell table:style-name="ce2"/>
          <table:table-cell table:style-name="ce2" office:value-type="string">
            <text:p>Empresas</text:p>
          </table:table-cell>
          <table:table-cell table:style-name="ce2" office:value-type="string">
            <text:p>MAI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Italiano para o Comércio Estrangeiro</text:p>
          </table:table-cell>
          <table:table-cell table:style-name="ce2"/>
          <table:table-cell table:style-name="ce2" office:value-type="string">
            <text:p>Empres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a Propriedade Industrial</text:p>
          </table:table-cell>
          <table:table-cell table:style-name="ce2"/>
          <table:table-cell table:style-name="ce2" office:value-type="string">
            <text:p>Empresa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e Estatística</text:p>
          </table:table-cell>
          <table:table-cell table:style-name="ce2"/>
          <table:table-cell table:style-name="ce2" office:value-type="string">
            <text:p>Estatística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E</text:p>
          </table:table-cell>
          <table:table-cell table:style-name="ce2" office:value-type="string">
            <text:p>Instituto Nacional de Estatística</text:p>
          </table:table-cell>
          <table:table-cell table:style-name="ce2"/>
          <table:table-cell table:style-name="ce2" office:value-type="string">
            <text:p>Estatística</text:p>
          </table:table-cell>
          <table:table-cell table:style-name="ce2" office:value-type="string">
            <text:p>ÉVO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e Estatística</text:p>
          </table:table-cell>
          <table:table-cell table:style-name="ce2"/>
          <table:table-cell table:style-name="ce2" office:value-type="string">
            <text:p>Estatística</text:p>
          </table:table-cell>
          <table:table-cell table:style-name="ce2" office:value-type="string">
            <text:p>FAR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e Estatística</text:p>
          </table:table-cell>
          <table:table-cell table:style-name="ce2"/>
          <table:table-cell table:style-name="ce2" office:value-type="string">
            <text:p>Estatístic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Banco de Portugal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Comissão do Mercado de Valores Mobiliários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ERSE</text:p>
          </table:table-cell>
          <table:table-cell table:style-name="ce2" office:value-type="string">
            <text:p>Entidade Reguladora dos Serviços Energéticos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pecção Geral de Jogos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ESPINH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do Crédito Público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do Fundo Social Europeu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a Qualidade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a Qualidade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SETÚB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AI</text:p>
          </table:table-cell>
          <table:table-cell table:style-name="ce2" office:value-type="string">
            <text:p>Instituto Português de Auditores Internos</text:p>
          </table:table-cell>
          <table:table-cell table:style-name="ce2"/>
          <table:table-cell table:style-name="ce2" office:value-type="string">
            <text:p>Fiscalização, regul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M</text:p>
          </table:table-cell>
          <table:table-cell table:style-name="ce2" office:value-type="string">
            <text:p>Instituto de Meteorologia, IP</text:p>
          </table:table-cell>
          <table:table-cell table:style-name="ce2"/>
          <table:table-cell table:style-name="ce2" office:value-type="string">
            <text:p>Informação</text:p>
          </table:table-cell>
          <table:table-cell table:style-name="ce2" office:value-type="string">
            <text:p>PORTO SAN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GP</text:p>
          </table:table-cell>
          <table:table-cell table:style-name="ce2" office:value-type="string">
            <text:p>Instituto Geográfico Português</text:p>
          </table:table-cell>
          <table:table-cell table:style-name="ce2"/>
          <table:table-cell table:style-name="ce2" office:value-type="string">
            <text:p>Informação</text:p>
          </table:table-cell>
          <table:table-cell table:style-name="ce2" office:value-type="string">
            <text:p>BEJ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Estudos da Criança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 office:value-type="string">
            <text:p>BRAG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Investigação Científica Bento da Rocha Cabral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Investigação Científica Tropical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Medicina Molecular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Pedagogia e Biologia Natural, Lda.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Geológico e Mineiro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Gulbenkian de Ciência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edro Nunes</text:p>
          </table:table-cell>
          <table:table-cell table:style-name="ce2"/>
          <table:table-cell table:style-name="ce2" office:value-type="string">
            <text:p>Investigação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s Tecnologias da Informação na Justiça</text:p>
          </table:table-cell>
          <table:table-cell table:style-name="ce2"/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Financeira e de Infraestruturas da Justiça</text:p>
          </table:table-cell>
          <table:table-cell table:style-name="ce2"/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Ciências Jurídicas</text:p>
          </table:table-cell>
          <table:table-cell table:style-name="ce2"/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Superior de Ciencias Policiais e Segurança Interna</text:p>
          </table:table-cell>
          <table:table-cell table:style-name="ce2"/>
          <table:table-cell table:style-name="ce2" office:value-type="string">
            <text:p>Justiç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Marinha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ocorros a Náufragos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BARCELO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ocorros a Náufragos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CASCAI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ocorros a Náufragos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MINDEL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ocorros a Náufragos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OEIRA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ocorros a Náufragos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VILA REAL SANTO ANTÓNI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EM</text:p>
          </table:table-cell>
          <table:table-cell table:style-name="ce2" office:value-type="string">
            <text:p>Instituto Nacional de Emergência Médica – Serviço de Emergência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EM</text:p>
          </table:table-cell>
          <table:table-cell table:style-name="ce2" office:value-type="string">
            <text:p>Instituto Nacional de Emergência Médica – Serviço de Emergência</text:p>
          </table:table-cell>
          <table:table-cell table:style-name="ce2"/>
          <table:table-cell table:style-name="ce2" office:value-type="string">
            <text:p>Protecção civil</text:p>
          </table:table-cell>
          <table:table-cell table:style-name="ce2" office:value-type="string">
            <text:p>SANTARÉM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FARMED</text:p>
          </table:table-cell>
          <table:table-cell table:style-name="ce2" office:value-type="string">
            <text:p>Autoridade Nacional do Medicamento e Produtos de Saúd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Assistência Nacional a Tuberculosos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Droga e Toxicodependência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Qualidade em Saúd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Qualidade em Saúd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Informática e Financeira da Saúd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Informática e Financeira da Saúd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Medicina Preventiva Lda, IMPII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SERTÃ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Oftalmologia Doutor Gama Pinto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SSO</text:p>
          </table:table-cell>
          <table:table-cell table:style-name="ce2" office:value-type="string">
            <text:p>Instituto de Prevenção do Stress e Saúde Ocupacional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VISEU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Trombose e Hemostas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e Medicina Legal, IP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e Medicina Legal, IP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COVILHÃ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e Saúde Doutor Ricardo Jorg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O</text:p>
          </table:table-cell>
          <table:table-cell table:style-name="ce2" office:value-type="string">
            <text:p>Instituto Português de Oncologia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Oncologia Francisco Gentil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Sangu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e Sangue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o Ritmo Cardíaco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 Defesa Nacional </text:p>
          </table:table-cell>
          <table:table-cell table:style-name="ce2"/>
          <table:table-cell table:style-name="ce2" office:value-type="string">
            <text:p>Segurança, militar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eguros de Portugal</text:p>
          </table:table-cell>
          <table:table-cell table:style-name="ce2"/>
          <table:table-cell table:style-name="ce2" office:value-type="string">
            <text:p>Seguro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Apoio à Criança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Acção Social das Forças Armadas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ASFA</text:p>
          </table:table-cell>
          <table:table-cell table:style-name="ce2" office:value-type="string">
            <text:p>Instituto de Acção Social das Forças Armadas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Acção Social das Forças Armadas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OEIRA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DS</text:p>
          </table:table-cell>
          <table:table-cell table:style-name="ce2" office:value-type="string">
            <text:p>Instituto de Desenvolviment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Emprego da Madeira, IP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FUNCH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Gestão Financeira da Segurança Social, IP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IESS</text:p>
          </table:table-cell>
          <table:table-cell table:style-name="ce2" office:value-type="string">
            <text:p>Instituto de Informática e Estatística da Segurança Social, IP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BRAGANÇ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IESS</text:p>
          </table:table-cell>
          <table:table-cell table:style-name="ce2" office:value-type="string">
            <text:p>Instituto de Informática e Estatística da Segurança Social, IP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IESS</text:p>
          </table:table-cell>
          <table:table-cell table:style-name="ce2" office:value-type="string">
            <text:p>Instituto de Informática e Estatística da Segurança Social, IP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IESS</text:p>
          </table:table-cell>
          <table:table-cell table:style-name="ce2" office:value-type="string">
            <text:p>Instituto de Informática e Estatística da Segurança Social, IP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VISEU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BARCELO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BEJ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BRAGANÇ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CALDAS RAINH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CHAVE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ELVA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FAR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AMEG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EIRI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MATOSINHOS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MIRANDEL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MONTIJ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PAÇOS FERREI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PENAFIE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PENICHE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PÓVOA DE VARZIM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SANTO TIRS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SÃO JOÃO DA MADEI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SETÚB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VILA FRANCA XI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VILA NOVA DE GAI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VILA RE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Reinserção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VISEU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olidariedade e Segurança Social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Segurança Social, I.P. (extinto)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 Consumidor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ATEL</text:p>
          </table:table-cell>
          <table:table-cell table:style-name="ce2" office:value-type="string">
            <text:p>Instituto Nacional para Aproveitamento dos Tempos Livres dos Trabalhadores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AVEIR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a Juventude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BEJ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J</text:p>
          </table:table-cell>
          <table:table-cell table:style-name="ce2" office:value-type="string">
            <text:p>Instituto Português da Juventude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CASTELO BRANC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a Juventude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ÉVO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a Juventude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SETÚB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a Juventude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VILA REAL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guês da Juventude</text:p>
          </table:table-cell>
          <table:table-cell table:style-name="ce2"/>
          <table:table-cell table:style-name="ce2" office:value-type="string">
            <text:p>Sociedade</text:p>
          </table:table-cell>
          <table:table-cell table:style-name="ce2" office:value-type="string">
            <text:p>VILA REAL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UMIC</text:p>
          </table:table-cell>
          <table:table-cell table:style-name="ce2" office:value-type="string">
            <text:p>Agência para a Sociedade do Conhecimento, IP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ESC</text:p>
          </table:table-cell>
          <table:table-cell table:style-name="ce2" office:value-type="string">
            <text:p>Inesc Porto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PORT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BET</text:p>
          </table:table-cell>
          <table:table-cell table:style-name="ce2" office:value-type="string">
            <text:p>Instituto de Biologia Experimental e Tecnológica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Ciências da Terra e do Espaço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OVA</text:p>
          </table:table-cell>
          <table:table-cell table:style-name="ce2" office:value-type="string">
            <text:p>Instituto de Inovação Tecnológica dos Açores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PONTA DELGAD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ETI</text:p>
          </table:table-cell>
          <table:table-cell table:style-name="ce2" office:value-type="string">
            <text:p>Instituto Nacional de Engenharia e Tecnologia Industrial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ETI</text:p>
          </table:table-cell>
          <table:table-cell table:style-name="ce2" office:value-type="string">
            <text:p>Instituto Nacional de Engenharia e Tecnologia Industrial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LOURE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STICC</text:p>
          </table:table-cell>
          <table:table-cell table:style-name="ce2" office:value-type="string">
            <text:p>Instituto para Sistemas e Tecnologias de Informação Controlo e Comunicação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Tecnológico Nuclear, IP</text:p>
          </table:table-cell>
          <table:table-cell table:style-name="ce2"/>
          <table:table-cell table:style-name="ce2" office:value-type="string">
            <text:p>Tecnologia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DICT</text:p>
          </table:table-cell>
          <table:table-cell table:style-name="ce2" office:value-type="string">
            <text:p>Instituto de Desenvolvimento e Inspecção das Condições de Trabalho</text:p>
          </table:table-cell>
          <table:table-cell table:style-name="ce2"/>
          <table:table-cell table:style-name="ce2" office:value-type="string">
            <text:p>Trabalho, emprego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DICT</text:p>
          </table:table-cell>
          <table:table-cell table:style-name="ce2" office:value-type="string">
            <text:p>Instituto de Desenvolvimento e Inspecção das Condições de Trabalho</text:p>
          </table:table-cell>
          <table:table-cell table:style-name="ce2"/>
          <table:table-cell table:style-name="ce2" office:value-type="string">
            <text:p>Trabalho, emprego</text:p>
          </table:table-cell>
          <table:table-cell table:style-name="ce2" office:value-type="string">
            <text:p>SANTARÉM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EFP</text:p>
          </table:table-cell>
          <table:table-cell table:style-name="ce2" office:value-type="string">
            <text:p>Instituto de Emprego e Formação Profissional</text:p>
          </table:table-cell>
          <table:table-cell table:style-name="ce2"/>
          <table:table-cell table:style-name="ce2" office:value-type="string">
            <text:p>Trabalho, emprego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EFP</text:p>
          </table:table-cell>
          <table:table-cell table:style-name="ce2" office:value-type="string">
            <text:p>Instituto de Emprego e Formação Profissional</text:p>
          </table:table-cell>
          <table:table-cell table:style-name="ce2"/>
          <table:table-cell table:style-name="ce2" office:value-type="string">
            <text:p>Trabalho, emprego</text:p>
          </table:table-cell>
          <table:table-cell table:style-name="ce2" office:value-type="string">
            <text:p>SANTARÉM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MTT</text:p>
          </table:table-cell>
          <table:table-cell table:style-name="ce2" office:value-type="string">
            <text:p>Instituto da Mobilidade e dos Transportes Terrestres, IP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s Estradas de Portugal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BEJ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EP</text:p>
          </table:table-cell>
          <table:table-cell table:style-name="ce2" office:value-type="string">
            <text:p>Instituto das Estradas de Portugal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COIMBR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as Estradas de Portugal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FARO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IR</text:p>
          </table:table-cell>
          <table:table-cell table:style-name="ce2" office:value-type="string">
            <text:p>Instituto de Infra-Estruturas Rodoviárias, IP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Nacional de Aviação Civil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TF</text:p>
          </table:table-cell>
          <table:table-cell table:style-name="ce2" office:value-type="string">
            <text:p>Instituto Nacional Transporte Ferroviário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AER</text:p>
          </table:table-cell>
          <table:table-cell table:style-name="ce2" office:value-type="string">
            <text:p>Instituto para estudar e Conceber o Novo Aeroporto de Lisboa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TM</text:p>
          </table:table-cell>
          <table:table-cell table:style-name="ce2" office:value-type="string">
            <text:p>Instituto Portuário e dos Transportes Marítimos, IP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FIGUEIRA DA FOZ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PTM</text:p>
          </table:table-cell>
          <table:table-cell table:style-name="ce2" office:value-type="string">
            <text:p>Instituto Portuário e dos Transportes Marítimos, IP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Portuário e dos Transportes Marítimos, IP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MATOSINHO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FTUR</text:p>
          </table:table-cell>
          <table:table-cell table:style-name="ce2" office:value-type="string">
            <text:p>Instituto de Formação Turística</text:p>
          </table:table-cell>
          <table:table-cell table:style-name="ce2"/>
          <table:table-cell table:style-name="ce2" office:value-type="string">
            <text:p>Turismo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o Vinho, do Bordado e do Artesanato da Madeira, IP</text:p>
          </table:table-cell>
          <table:table-cell table:style-name="ce2"/>
          <table:table-cell table:style-name="ce2" office:value-type="string">
            <text:p>Turismo</text:p>
          </table:table-cell>
          <table:table-cell table:style-name="ce2" office:value-type="string">
            <text:p>SÃO VICENT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NSCOOP</text:p>
          </table:table-cell>
          <table:table-cell table:style-name="ce2" office:value-type="string">
            <text:p>Instituto António Sérgio do Sector Cooperativo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Direito Público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de Informática do Ministério das Finanças e da Administração Pública (extinto)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Marquês Valle Flor</text:p>
          </table:table-cell>
          <table:table-cell table:style-name="ce2" table:number-columns-repeated="2"/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IOA</text:p>
          </table:table-cell>
          <table:table-cell table:style-name="ce2" office:value-type="string">
            <text:p>Instituto Optimização Aplicada</text:p>
          </table:table-cell>
          <table:table-cell table:style-name="ce2" table:number-columns-repeated="2"/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Instituto Otológico de Almada</text:p>
          </table:table-cell>
          <table:table-cell table:style-name="ce2" table:number-columns-repeated="2"/>
          <table:table-cell table:style-name="ce2" office:value-type="string">
            <text:p>LISBOA</text:p>
          </table:table-cell>
          <table:table-cell table:number-columns-repeated="1017"/>
        </table:table-row>
        <table:table-row table:style-name="ro4" table:number-rows-repeated="1048313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EPE_30" table:style-name="ta1" table:print="false">
        <office:forms form:automatic-focus="false" form:apply-design-mode="false"/>
        <table:table-column table:style-name="co5" table:default-cell-style-name="ce2"/>
        <table:table-column table:style-name="co42" table:default-cell-style-name="ce2"/>
        <table:table-column table:style-name="co11" table:default-cell-style-name="ce2"/>
        <table:table-column table:style-name="co20" table:default-cell-style-name="ce2"/>
        <table:table-column table:style-name="co43" table:default-cell-style-name="ce2"/>
        <table:table-column table:style-name="co19" table:default-cell-style-name="ce2"/>
        <table:table-row table:style-name="ro3">
          <table:table-cell table:style-name="ce1" office:value-type="string">
            <text:p>Sigla</text:p>
          </table:table-cell>
          <table:table-cell table:style-name="ce1" office:value-type="string">
            <text:p>Nome do Instituto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Tutela</text:p>
          </table:table-cell>
          <table:table-cell table:style-name="ce1" office:value-type="string">
            <text:p>Objecto</text:p>
          </table:table-cell>
          <table:table-cell table:style-name="ce1" office:value-type="string">
            <text:p>Distrito</text:p>
          </table:table-cell>
        </table:table-row>
        <table:table-row table:style-name="ro10">
          <table:table-cell/>
          <table:table-cell office:value-type="string">
            <text:p>Agência Nacional de Compras Públicas, E.P.E.</text:p>
          </table:table-cell>
          <table:table-cell office:value-type="string">
            <text:p>EPE</text:p>
          </table:table-cell>
          <table:table-cell/>
          <table:table-cell office:value-type="string">
            <text:p>Administração</text:p>
          </table:table-cell>
          <table:table-cell/>
        </table:table-row>
        <table:table-row table:style-name="ro10">
          <table:table-cell office:value-type="string">
            <text:p>GERAP</text:p>
          </table:table-cell>
          <table:table-cell office:value-type="string">
            <text:p>Empresa de Gestão Partilhada de Recursos da Administração Pública, E.P.E.</text:p>
          </table:table-cell>
          <table:table-cell office:value-type="string">
            <text:p>EPE</text:p>
          </table:table-cell>
          <table:table-cell/>
          <table:table-cell office:value-type="string">
            <text:p>Administração</text:p>
          </table:table-cell>
          <table:table-cell/>
        </table:table-row>
        <table:table-row table:style-name="ro10">
          <table:table-cell office:value-type="string">
            <text:p>AdP</text:p>
          </table:table-cell>
          <table:table-cell office:value-type="string">
            <text:p>Águas de Portugal</text:p>
          </table:table-cell>
          <table:table-cell table:number-columns-repeated="2"/>
          <table:table-cell office:value-type="string">
            <text:p>Água e saneamento</text:p>
          </table:table-cell>
          <table:table-cell/>
        </table:table-row>
        <table:table-row table:style-name="ro10">
          <table:table-cell office:value-type="string">
            <text:p>IGA</text:p>
          </table:table-cell>
          <table:table-cell office:value-type="string">
            <text:p>IGA - Investimentos e Gestão da Água, S.A.</text:p>
          </table:table-cell>
          <table:table-cell table:number-columns-repeated="2"/>
          <table:table-cell office:value-type="string">
            <text:p>Água e saneamento</text:p>
          </table:table-cell>
          <table:table-cell/>
        </table:table-row>
        <table:table-row table:style-name="ro10">
          <table:table-cell office:value-type="string">
            <text:p>ERC</text:p>
          </table:table-cell>
          <table:table-cell office:value-type="string">
            <text:p>ERC - Entidade Reguladora Comunicação Social</text:p>
          </table:table-cell>
          <table:table-cell table:number-columns-repeated="2"/>
          <table:table-cell office:value-type="string">
            <text:p>Comunicação</text:p>
          </table:table-cell>
          <table:table-cell/>
        </table:table-row>
        <table:table-row table:style-name="ro10">
          <table:table-cell/>
          <table:table-cell office:value-type="string">
            <text:p>Casa da Música</text:p>
          </table:table-cell>
          <table:table-cell table:number-columns-repeated="2"/>
          <table:table-cell office:value-type="string">
            <text:p>Cultura</text:p>
          </table:table-cell>
          <table:table-cell/>
        </table:table-row>
        <table:table-row table:style-name="ro10">
          <table:table-cell office:value-type="string">
            <text:p>OPART</text:p>
          </table:table-cell>
          <table:table-cell office:value-type="string">
            <text:p>Organismo de Produção Artística, E.P.E.</text:p>
          </table:table-cell>
          <table:table-cell office:value-type="string">
            <text:p>EPE</text:p>
          </table:table-cell>
          <table:table-cell/>
          <table:table-cell office:value-type="string">
            <text:p>Cultura</text:p>
          </table:table-cell>
          <table:table-cell/>
        </table:table-row>
        <table:table-row table:style-name="ro10">
          <table:table-cell/>
          <table:table-cell office:value-type="string">
            <text:p>Teatro Nacional D. Maria II, E.P.E. (extinto)</text:p>
          </table:table-cell>
          <table:table-cell office:value-type="string">
            <text:p>EPE</text:p>
          </table:table-cell>
          <table:table-cell/>
          <table:table-cell office:value-type="string">
            <text:p>Cultura</text:p>
          </table:table-cell>
          <table:table-cell/>
        </table:table-row>
        <table:table-row table:style-name="ro10">
          <table:table-cell office:value-type="string">
            <text:p>EDM</text:p>
          </table:table-cell>
          <table:table-cell office:value-type="string">
            <text:p>EDM - EMPRESA DE DESENVOLVIMENTO MINEIRO, S.A.</text:p>
          </table:table-cell>
          <table:table-cell table:number-columns-repeated="2"/>
          <table:table-cell office:value-type="string">
            <text:p>Economia</text:p>
          </table:table-cell>
          <table:table-cell/>
        </table:table-row>
        <table:table-row table:style-name="ro10">
          <table:table-cell office:value-type="string">
            <text:p>SIMAB</text:p>
          </table:table-cell>
          <table:table-cell office:value-type="string">
            <text:p>SIMAB - Sociedade Instaladora de Mercados Abastecedores S.A.</text:p>
          </table:table-cell>
          <table:table-cell table:number-columns-repeated="2"/>
          <table:table-cell office:value-type="string">
            <text:p>Economia</text:p>
          </table:table-cell>
          <table:table-cell/>
        </table:table-row>
        <table:table-row table:style-name="ro10">
          <table:table-cell office:value-type="string">
            <text:p>EDP</text:p>
          </table:table-cell>
          <table:table-cell office:value-type="string">
            <text:p>EDP - Energias de Portugal</text:p>
          </table:table-cell>
          <table:table-cell table:number-columns-repeated="2"/>
          <table:table-cell office:value-type="string">
            <text:p>Energia</text:p>
          </table:table-cell>
          <table:table-cell/>
        </table:table-row>
        <table:table-row table:style-name="ro10">
          <table:table-cell office:value-type="string">
            <text:p>EEM</text:p>
          </table:table-cell>
          <table:table-cell office:value-type="string">
            <text:p>EEM - Eletricidade da Madeira</text:p>
          </table:table-cell>
          <table:table-cell table:number-columns-repeated="2"/>
          <table:table-cell office:value-type="string">
            <text:p>Energia</text:p>
          </table:table-cell>
          <table:table-cell/>
        </table:table-row>
        <table:table-row table:style-name="ro10">
          <table:table-cell office:value-type="string">
            <text:p>EGREP</text:p>
          </table:table-cell>
          <table:table-cell office:value-type="string">
            <text:p>EGREP - Entidade Gestora de Reservas Estratégicas de Produtos Petrolíferos, E.P.E.</text:p>
          </table:table-cell>
          <table:table-cell table:number-columns-repeated="2"/>
          <table:table-cell office:value-type="string">
            <text:p>Energia</text:p>
          </table:table-cell>
          <table:table-cell/>
        </table:table-row>
        <table:table-row table:style-name="ro10">
          <table:table-cell office:value-type="string">
            <text:p>REN</text:p>
          </table:table-cell>
          <table:table-cell office:value-type="string">
            <text:p>REN - REDES ENERGÉTICAS NACIONAIS, SGPS, S.A.</text:p>
          </table:table-cell>
          <table:table-cell table:number-columns-repeated="2"/>
          <table:table-cell office:value-type="string">
            <text:p>Energia</text:p>
          </table:table-cell>
          <table:table-cell/>
        </table:table-row>
        <table:table-row table:style-name="ro10">
          <table:table-cell office:value-type="string">
            <text:p>CGD</text:p>
          </table:table-cell>
          <table:table-cell office:value-type="string">
            <text:p>Caixa Geral Depósitos</text:p>
          </table:table-cell>
          <table:table-cell table:number-columns-repeated="2"/>
          <table:table-cell office:value-type="string">
            <text:p>Finanças</text:p>
          </table:table-cell>
          <table:table-cell/>
        </table:table-row>
        <table:table-row table:style-name="ro10">
          <table:table-cell/>
          <table:table-cell office:value-type="string">
            <text:p>Brisa - Auto-estradas de Portugal S.A.</text:p>
          </table:table-cell>
          <table:table-cell table:number-columns-repeated="2"/>
          <table:table-cell office:value-type="string">
            <text:p>Infraestrutura</text:p>
          </table:table-cell>
          <table:table-cell/>
        </table:table-row>
        <table:table-row table:style-name="ro10">
          <table:table-cell/>
          <table:table-cell office:value-type="string">
            <text:p>EDAB - EMPRESA DE DESENVOLVIMENTO DO AEROPORTO DE BEJA, S.A.</text:p>
          </table:table-cell>
          <table:table-cell table:number-columns-repeated="2"/>
          <table:table-cell office:value-type="string">
            <text:p>Infraestrutura</text:p>
          </table:table-cell>
          <table:table-cell/>
        </table:table-row>
        <table:table-row table:style-name="ro10">
          <table:table-cell/>
          <table:table-cell office:value-type="string">
            <text:p>Estradas de Portugal</text:p>
          </table:table-cell>
          <table:table-cell table:number-columns-repeated="2"/>
          <table:table-cell office:value-type="string">
            <text:p>Infraestrutura</text:p>
          </table:table-cell>
          <table:table-cell/>
        </table:table-row>
        <table:table-row table:style-name="ro10">
          <table:table-cell/>
          <table:table-cell office:value-type="string">
            <text:p>Parque Escolar, E.P.E.</text:p>
          </table:table-cell>
          <table:table-cell office:value-type="string">
            <text:p>EPE</text:p>
          </table:table-cell>
          <table:table-cell office:value-type="string">
            <text:p>Ministério da Educação</text:p>
          </table:table-cell>
          <table:table-cell office:value-type="string">
            <text:p>Infraestrutura</text:p>
          </table:table-cell>
          <table:table-cell/>
        </table:table-row>
        <table:table-row table:style-name="ro10">
          <table:table-cell/>
          <table:table-cell office:value-type="string">
            <text:p>Centro Hospital de Lisboa Central, E.P.E.</text:p>
          </table:table-cell>
          <table:table-cell office:value-type="string">
            <text:p>EPE</text:p>
          </table:table-cell>
          <table:table-cell/>
          <table:table-cell office:value-type="string">
            <text:p>Saúde</text:p>
          </table:table-cell>
          <table:table-cell/>
        </table:table-row>
        <table:table-row table:style-name="ro10">
          <table:table-cell/>
          <table:table-cell office:value-type="string">
            <text:p>CHLN - Centro Hospitalar Lisboa Norte</text:p>
          </table:table-cell>
          <table:table-cell table:number-columns-repeated="2"/>
          <table:table-cell office:value-type="string">
            <text:p>Saúde</text:p>
          </table:table-cell>
          <table:table-cell/>
        </table:table-row>
        <table:table-row table:style-name="ro10">
          <table:table-cell/>
          <table:table-cell office:value-type="string">
            <text:p>Hospitais da Universidade de Coimbra, E.P.E.</text:p>
          </table:table-cell>
          <table:table-cell office:value-type="string">
            <text:p>EPE</text:p>
          </table:table-cell>
          <table:table-cell/>
          <table:table-cell office:value-type="string">
            <text:p>Saúde</text:p>
          </table:table-cell>
          <table:table-cell/>
        </table:table-row>
        <table:table-row table:style-name="ro10">
          <table:table-cell/>
          <table:table-cell office:value-type="string">
            <text:p>Hospital Curry Cabral, E.P.E.</text:p>
          </table:table-cell>
          <table:table-cell office:value-type="string">
            <text:p>EPE</text:p>
          </table:table-cell>
          <table:table-cell/>
          <table:table-cell office:value-type="string">
            <text:p>Saúde</text:p>
          </table:table-cell>
          <table:table-cell/>
        </table:table-row>
        <table:table-row table:style-name="ro10">
          <table:table-cell/>
          <table:table-cell office:value-type="string">
            <text:p>Hospital Infante D. Pedro E.P.E.</text:p>
          </table:table-cell>
          <table:table-cell office:value-type="string">
            <text:p>EPE</text:p>
          </table:table-cell>
          <table:table-cell/>
          <table:table-cell office:value-type="string">
            <text:p>Saúde</text:p>
          </table:table-cell>
          <table:table-cell/>
        </table:table-row>
        <table:table-row table:style-name="ro10">
          <table:table-cell/>
          <table:table-cell office:value-type="string">
            <text:p>Hospital Prof. Doutor Fernando Fonseca E.P.E.</text:p>
          </table:table-cell>
          <table:table-cell office:value-type="string">
            <text:p>EPE</text:p>
          </table:table-cell>
          <table:table-cell/>
          <table:table-cell office:value-type="string">
            <text:p>Saúde</text:p>
          </table:table-cell>
          <table:table-cell/>
        </table:table-row>
        <table:table-row table:style-name="ro10">
          <table:table-cell/>
          <table:table-cell office:value-type="string">
            <text:p>ANACOM</text:p>
          </table:table-cell>
          <table:table-cell table:number-columns-repeated="2"/>
          <table:table-cell office:value-type="string">
            <text:p>Telecomunicações</text:p>
          </table:table-cell>
          <table:table-cell/>
        </table:table-row>
        <table:table-row table:style-name="ro10">
          <table:table-cell/>
          <table:table-cell office:value-type="string">
            <text:p>PT</text:p>
          </table:table-cell>
          <table:table-cell table:number-columns-repeated="2"/>
          <table:table-cell office:value-type="string">
            <text:p>Telecomunicações</text:p>
          </table:table-cell>
          <table:table-cell/>
        </table:table-row>
        <table:table-row table:style-name="ro10">
          <table:table-cell office:value-type="string">
            <text:p>APDL</text:p>
          </table:table-cell>
          <table:table-cell office:value-type="string">
            <text:p>Administração dos Portos do Douro e Leixões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ANA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Carris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CP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Docapesca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 office:value-type="string">
            <text:p>EMA</text:p>
          </table:table-cell>
          <table:table-cell office:value-type="string">
            <text:p>EMA - Empresa de Meios Aéreos, S.A.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Metro do Porto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Metro Mondelo (extinção)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Metro Sul do Tejo (extinção)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Metropolitano de Lisboa, E.P.E.</text:p>
          </table:table-cell>
          <table:table-cell office:value-type="string">
            <text:p>EPE</text:p>
          </table:table-cell>
          <table:table-cell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Porto de Lisboa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 office:value-type="string">
            <text:p>RAVE</text:p>
          </table:table-cell>
          <table:table-cell office:value-type="string">
            <text:p>RAVE - Rede Ferroviária de Alta Velocidade, S.A. (extinção)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REFER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Softlusa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TAP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Transtejo</text:p>
          </table:table-cell>
          <table:table-cell table:number-columns-repeated="2"/>
          <table:table-cell office:value-type="string">
            <text:p>Transportes</text:p>
          </table:table-cell>
          <table:table-cell/>
        </table:table-row>
        <table:table-row table:style-name="ro10">
          <table:table-cell/>
          <table:table-cell office:value-type="string">
            <text:p>Empordef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EPAL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PARPÚBLICA</text:p>
          </table:table-cell>
          <table:table-cell table:number-columns-repeated="4"/>
        </table:table-row>
        <table:table-row table:style-name="ro6">
          <table:table-cell table:style-name="Default" table:number-columns-repeated="6"/>
        </table:table-row>
        <table:table-row table:style-name="ro6">
          <table:table-cell table:style-name="Default"/>
          <table:table-cell table:style-name="ce8" office:value-type="string">
            <text:p>18 hospitais Entidades Públicas Empresariais (EPE)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ce8" office:value-type="string">
            <text:p><text:a xlink:href="http://www.hospitaisepe.min-saude.pt/">http://www.hospitaisepe.min-saude.pt/</text:a></text:p>
          </table:table-cell>
          <table:table-cell table:style-name="Default" table:number-columns-repeated="4"/>
        </table:table-row>
        <table:table-row table:style-name="ro6">
          <table:table-cell table:style-name="Default" office:value-type="string">
            <text:p>MUITO FIXE</text:p>
          </table:table-cell>
          <table:table-cell table:style-name="Default" office:value-type="string">
            <text:p>http://www.dgtf.pt/sector-empresarial-do-estado-see/o-que-e-o-sector-empresarial-do-estado-see-</text:p>
          </table:table-cell>
          <table:table-cell table:style-name="Default" table:number-columns-repeated="4"/>
        </table:table-row>
        <table:table-row table:style-name="ro6" table:number-rows-repeated="2">
          <table:table-cell table:style-name="Default" table:number-columns-repeated="6"/>
        </table:table-row>
        <table:table-row table:style-name="ro6">
          <table:table-cell table:style-name="Default"/>
          <table:table-cell table:style-name="ce23" office:value-type="string">
            <text:p>Glossário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EPE - Entidades Públicas Empresariais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SEE – Sector Empresarial do Estado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EPE – Empresas Participadas pelo Estado</text:p>
          </table:table-cell>
          <table:table-cell table:style-name="Default" table:number-columns-repeated="4"/>
        </table:table-row>
        <table:table-row table:style-name="ro6" table:number-rows-repeated="2">
          <table:table-cell table:style-name="Default" table:number-columns-repeated="6"/>
        </table:table-row>
        <table:table-row table:style-name="ro6">
          <table:table-cell table:style-name="Default"/>
          <table:table-cell table:style-name="ce23" office:value-type="string">
            <text:p>Tópicos e linhas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Aumento de salários é por despacho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Gestores públicos (prémios, regalias, ajudas de custo, automóveis...)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Empresarializaçãod e hospitais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Empresas públicas, fundações, institutos (poder central)</text:p>
          </table:table-cell>
          <table:table-cell table:style-name="Default" table:number-columns-repeated="4"/>
        </table:table-row>
        <table:table-row table:style-name="ro6">
          <table:table-cell table:style-name="Default"/>
          <table:table-cell table:style-name="Default" office:value-type="string">
            <text:p>Empresas municipais (poder local)</text:p>
          </table:table-cell>
          <table:table-cell table:style-name="Default" table:number-columns-repeated="4"/>
        </table:table-row>
      </table:table>
      <table:table table:name="EM_80" table:style-name="ta1" table:print="false">
        <office:forms form:automatic-focus="false" form:apply-design-mode="false"/>
        <table:table-column table:style-name="co11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7" table:number-columns-repeated="1018" table:default-cell-style-name="ce3"/>
        <table:table-row table:style-name="ro12">
          <table:table-cell table:style-name="ce1" office:value-type="string">
            <text:p>Sigla</text:p>
          </table:table-cell>
          <table:table-cell table:style-name="ce1" office:value-type="string">
            <text:p>Nome da empresa municipal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Objecto</text:p>
          </table:table-cell>
          <table:table-cell table:style-name="ce1" office:value-type="string">
            <text:p>Distrito</text:p>
          </table:table-cell>
          <table:table-cell table:style-name="ce10" office:value-type="string">
            <text:p>http://www.dgaa.pt/empresas_municipais/emp_mun.asp</text:p>
          </table:table-cell>
          <table:table-cell table:number-columns-repeated="1018"/>
        </table:table-row>
        <table:table-row table:style-name="ro13">
          <table:table-cell table:style-name="ce2" office:value-type="string">
            <text:p>ABRANPOLIS </text:p>
          </table:table-cell>
          <table:table-cell table:style-name="ce2" office:value-type="string">
            <text:p>ABRANPOLIS - Empresa de Desenvolvimento, E.M.</text:p>
          </table:table-cell>
          <table:table-cell table:style-name="ce2"/>
          <table:table-cell table:style-name="ce2" office:value-type="string">
            <text:p>Desenvolvimento</text:p>
          </table:table-cell>
          <table:table-cell table:style-name="ce2" office:value-type="string">
            <text:p>ABRANTE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SUAS </text:p>
          </table:table-cell>
          <table:table-cell table:style-name="ce2" office:value-type="string">
            <text:p>EMSUAS - Empresa Municipal de Serviços Urbanos de Alcácer do Sal, E.M.</text:p>
          </table:table-cell>
          <table:table-cell table:style-name="ce2"/>
          <table:table-cell table:style-name="ce2" office:value-type="string">
            <text:p>Limpeza e manutenção</text:p>
          </table:table-cell>
          <table:table-cell table:style-name="ce2" office:value-type="string">
            <text:p>ALCÁCER DO SAL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DEAF</text:p>
          </table:table-cell>
          <table:table-cell table:style-name="ce2" office:value-type="string">
            <text:p>EDEAF – Empresa Municipal de Desenvolvimento de Alfândega da Fé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ALFÂNDEGA FÉ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LMEIDA MUNICIPIA</text:p>
          </table:table-cell>
          <table:table-cell table:style-name="ce2" office:value-type="string">
            <text:p>Almeida Municipia - Empresa de Reabilitação Urbana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ALMEID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LDESP </text:p>
          </table:table-cell>
          <table:table-cell table:style-name="ce2" office:value-type="string">
            <text:p>ALDESP - Empresa Pública Municipal de Gestão dos Espaços e Equipamentos Desportivos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ALMEIRIM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scola das Profissões da Amadora, E.M.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AMADO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ESRUDA </text:p>
          </table:table-cell>
          <table:table-cell table:style-name="ce2" office:value-type="string">
            <text:p>GESRUDA - Gestão de Equipamentos Municipais e Prestação de Serviços, E.M.</text:p>
          </table:table-cell>
          <table:table-cell table:style-name="ce2"/>
          <table:table-cell table:style-name="ce2" office:value-type="string">
            <text:p>Limpeza e manutenção</text:p>
          </table:table-cell>
          <table:table-cell table:style-name="ce2" office:value-type="string">
            <text:p>ARRUDA DOS VINHO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.M.A. </text:p>
          </table:table-cell>
          <table:table-cell table:style-name="ce2" office:value-type="string">
            <text:p>E.M.A. - Estádio Municipal de Aveiro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AVEIR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Move Aveiro, E.M.</text:p>
          </table:table-cell>
          <table:table-cell table:style-name="ce2" table:number-columns-repeated="2"/>
          <table:table-cell table:style-name="ce2" office:value-type="string">
            <text:p>AVEIR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mpresa Municipal de Desportos de Barcelos, 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Desporto</text:p>
          </table:table-cell>
          <table:table-cell table:style-name="ce2" office:value-type="string">
            <text:p>BARCELOS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mpresa Municipal de Educação e Cultura de Barcelos, E.M.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BARCELO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ISERBATALHA </text:p>
          </table:table-cell>
          <table:table-cell table:style-name="ce2" office:value-type="string">
            <text:p>ISERBATALHA - Gestão de Equipamentos Urbanos, Cultural e Inserção,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Limpeza e manutenção</text:p>
          </table:table-cell>
          <table:table-cell table:style-name="ce2" office:value-type="string">
            <text:p>BATALH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AS </text:p>
          </table:table-cell>
          <table:table-cell table:style-name="ce2" office:value-type="string">
            <text:p>EMAS - Empresa Municipal de Água e Saneamento de Beja, 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Águas, saneamento, resíduos</text:p>
          </table:table-cell>
          <table:table-cell table:style-name="ce2" office:value-type="string">
            <text:p>BEJ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MPRESA MUNICIPAL DE BEJA - INOVABEJA</text:p>
          </table:table-cell>
          <table:table-cell table:style-name="ce2"/>
          <table:table-cell table:style-name="ce2" office:value-type="string">
            <text:p>Desenvolvimento</text:p>
          </table:table-cell>
          <table:table-cell table:style-name="ce2" office:value-type="string">
            <text:p>BEJ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GERE </text:p>
          </table:table-cell>
          <table:table-cell table:style-name="ce2" office:value-type="string">
            <text:p>AGERE - Empresa de Águas, Efluentes e Resíduos de Braga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BRAG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BRAGAHABIT </text:p>
          </table:table-cell>
          <table:table-cell table:style-name="ce2" office:value-type="string">
            <text:p>BRAGAHABIT - Empresa Municipal de Habitação de Braga, E.M.</text:p>
          </table:table-cell>
          <table:table-cell table:style-name="ce2"/>
          <table:table-cell table:style-name="ce2" office:value-type="string">
            <text:p>Habitação</text:p>
          </table:table-cell>
          <table:table-cell table:style-name="ce2" office:value-type="string">
            <text:p>BRAG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PEB </text:p>
          </table:table-cell>
          <table:table-cell table:style-name="ce2" office:value-type="string">
            <text:p>PEB - Empresa Parques de Exposições de Braga, E.M.</text:p>
          </table:table-cell>
          <table:table-cell table:style-name="ce2"/>
          <table:table-cell table:style-name="ce2" office:value-type="string">
            <text:p>Empresas</text:p>
          </table:table-cell>
          <table:table-cell table:style-name="ce2" office:value-type="string">
            <text:p>BRAG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TUB </text:p>
          </table:table-cell>
          <table:table-cell table:style-name="ce2" office:value-type="string">
            <text:p>TUB - Empresa de Transportes Urbanos de Braga, E.M.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BRAG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INOVA</text:p>
          </table:table-cell>
          <table:table-cell table:style-name="ce2" office:value-type="string">
            <text:p>INOVA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Ambiente</text:p>
          </table:table-cell>
          <table:table-cell table:style-name="ce2" office:value-type="string">
            <text:p>CANTANHEDE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GHA </text:p>
          </table:table-cell>
          <table:table-cell table:style-name="ce2" office:value-type="string">
            <text:p>EMGHA - Empresa de Gestão do Parque Habitacional do Município de Cascais, E.M.</text:p>
          </table:table-cell>
          <table:table-cell table:style-name="ce2"/>
          <table:table-cell table:style-name="ce2" office:value-type="string">
            <text:p>Habitação</text:p>
          </table:table-cell>
          <table:table-cell table:style-name="ce2" office:value-type="string">
            <text:p>CASCAI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SUC </text:p>
          </table:table-cell>
          <table:table-cell table:style-name="ce2" office:value-type="string">
            <text:p>ESUC - Empresa de Serviços Urbanos de Cascais, E.M.</text:p>
          </table:table-cell>
          <table:table-cell table:style-name="ce2"/>
          <table:table-cell table:style-name="ce2" office:value-type="string">
            <text:p>Limpeza e manutenção</text:p>
          </table:table-cell>
          <table:table-cell table:style-name="ce2" office:value-type="string">
            <text:p>CASCAIS</text:p>
          </table:table-cell>
          <table:table-cell table:style-name="ce12" office:value-type="string">
            <text:p>http://www.portalautarquico.pt</text:p>
          </table:table-cell>
          <table:table-cell table:style-name="ce11" table:number-columns-repeated="1018"/>
        </table:table-row>
        <table:table-row table:style-name="ro13">
          <table:table-cell table:style-name="ce2"/>
          <table:table-cell table:style-name="ce2" office:value-type="string">
            <text:p>Empresa Municipal Celoricense - Gestão de Espaços Culturais e Sociais, E.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CELORICO DA BEI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C</text:p>
          </table:table-cell>
          <table:table-cell table:style-name="ce2" office:value-type="string">
            <text:p>Águas de Coimbra,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Águas e saneamento</text:p>
          </table:table-cell>
          <table:table-cell table:style-name="ce2" office:value-type="string">
            <text:p>COIMB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DC</text:p>
          </table:table-cell>
          <table:table-cell table:style-name="ce2" office:value-type="string">
            <text:p>ADC – Águas da Covilhã, EM</text:p>
          </table:table-cell>
          <table:table-cell table:style-name="ce2"/>
          <table:table-cell table:style-name="ce2" office:value-type="string">
            <text:p>Águas e saneamento</text:p>
          </table:table-cell>
          <table:table-cell table:style-name="ce2" office:value-type="string">
            <text:p>COVILHÃ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SITEEM</text:p>
          </table:table-cell>
          <table:table-cell table:style-name="ce2" office:value-type="string">
            <text:p>SITEEM - SISTEMA INTEGRADO DE TRANSPORTES E ESTACIONAMENTO DE EVORA, S.A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ÉVOR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Habevora - Gestão Habitacional, EEM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Habitação</text:p>
          </table:table-cell>
          <table:table-cell table:style-name="ce2" office:value-type="string">
            <text:p>ÉVO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F.G.T.</text:p>
          </table:table-cell>
          <table:table-cell table:style-name="ce2" office:value-type="string">
            <text:p>F.G.T.- Figueira Grande Turismo, E.M.</text:p>
          </table:table-cell>
          <table:table-cell table:style-name="ce2"/>
          <table:table-cell table:style-name="ce2" office:value-type="string">
            <text:p>Turismo</text:p>
          </table:table-cell>
          <table:table-cell table:style-name="ce2" office:value-type="string">
            <text:p>FIGUEIRA DA FOZ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FIGUEIRA DOMUS </text:p>
          </table:table-cell>
          <table:table-cell table:style-name="ce2" office:value-type="string">
            <text:p>FIGUEIRA DOMUS - Empresa Municipal de Gestão de Habitação da Figueira da Foz,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Habitação</text:p>
          </table:table-cell>
          <table:table-cell table:style-name="ce2" office:value-type="string">
            <text:p>FIGUEIRA DA FOZ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A Frente MarFunchal,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Construção</text:p>
          </table:table-cell>
          <table:table-cell table:style-name="ce2" office:value-type="string">
            <text:p>FUNCHAL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mpresa Municipal da Zona Industrial de Gouveia</text:p>
          </table:table-cell>
          <table:table-cell table:style-name="ce2"/>
          <table:table-cell table:style-name="ce2" office:value-type="string">
            <text:p>Empresas</text:p>
          </table:table-cell>
          <table:table-cell table:style-name="ce2" office:value-type="string">
            <text:p>GOUVE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INFRATROIA </text:p>
          </table:table-cell>
          <table:table-cell table:style-name="ce2" office:value-type="string">
            <text:p>INFRATROIA - Empresa Municipal de Infra-Estruturas de Troia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GRÂNDOL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Guarda Cidade Desporto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GUARD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CASFIG </text:p>
          </table:table-cell>
          <table:table-cell table:style-name="ce2" office:value-type="string">
            <text:p>CASFIG - Coordenação de Âmbito Social e Financeiro das Habitações Sociais de Guimarães, E.M.</text:p>
          </table:table-cell>
          <table:table-cell table:style-name="ce2"/>
          <table:table-cell table:style-name="ce2" office:value-type="string">
            <text:p>Habitação</text:p>
          </table:table-cell>
          <table:table-cell table:style-name="ce2" office:value-type="string">
            <text:p>GUIMARÃE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VIMÁGUA </text:p>
          </table:table-cell>
          <table:table-cell table:style-name="ce2" office:value-type="string">
            <text:p>VIMÁGUA - Empresa de Água e Saneamento de Guimarães e Vizela, E.I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GUIMARÃES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HORTALUDUS E.E.M - gestão e exploração de equipamentos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Desporto</text:p>
          </table:table-cell>
          <table:table-cell table:style-name="ce2" office:value-type="string">
            <text:p>HORT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FUTURLAGOS</text:p>
          </table:table-cell>
          <table:table-cell table:style-name="ce2" office:value-type="string">
            <text:p>Futurlagos - Empresa Municipal para o Desenvolvimento, EM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LAGO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LEIRISPORT </text:p>
          </table:table-cell>
          <table:table-cell table:style-name="ce2" office:value-type="string">
            <text:p>LEIRISPORT - Desporto, Lazer e Turismo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LEIR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BAHL </text:p>
          </table:table-cell>
          <table:table-cell table:style-name="ce2" office:value-type="string">
            <text:p>EBAHL - Equipamentos dos Bairros Históricos de Lisboa, E.M.</text:p>
          </table:table-cell>
          <table:table-cell table:style-name="ce2"/>
          <table:table-cell table:style-name="ce2" office:value-type="string">
            <text:p>Património</text:p>
          </table:table-cell>
          <table:table-cell table:style-name="ce2" office:value-type="string">
            <text:p>LISBO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ARLIS </text:p>
          </table:table-cell>
          <table:table-cell table:style-name="ce2" office:value-type="string">
            <text:p>EMARLIS - Empresa Municipal de Águas Residuais de Lisboa, E.P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LISBO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EL </text:p>
          </table:table-cell>
          <table:table-cell table:style-name="ce2" office:value-type="string">
            <text:p>EMEL - Empresa Pública Municipal de Estacionamento de Lisboa, E.P.M.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ISBO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PUL </text:p>
          </table:table-cell>
          <table:table-cell table:style-name="ce2" office:value-type="string">
            <text:p>EPUL - Empresa Pública de Urbanização de Lisboa</text:p>
          </table:table-cell>
          <table:table-cell table:style-name="ce2"/>
          <table:table-cell table:style-name="ce2" office:value-type="string">
            <text:p>Urbanismo</text:p>
          </table:table-cell>
          <table:table-cell table:style-name="ce2" office:value-type="string">
            <text:p>LISBO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EBALIS </text:p>
          </table:table-cell>
          <table:table-cell table:style-name="ce2" office:value-type="string">
            <text:p>GEBALIS - Gestão dos Bairros Municipais de Lisboa, E.M.</text:p>
          </table:table-cell>
          <table:table-cell table:style-name="ce2"/>
          <table:table-cell table:style-name="ce2" office:value-type="string">
            <text:p>Habitação</text:p>
          </table:table-cell>
          <table:table-cell table:style-name="ce2" office:value-type="string">
            <text:p>LISBO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LIS </text:p>
          </table:table-cell>
          <table:table-cell table:style-name="ce2" office:value-type="string">
            <text:p>LIS - Empresa Municipal de Desporto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LISBO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INFRALOBO </text:p>
          </table:table-cell>
          <table:table-cell table:style-name="ce2" office:value-type="string">
            <text:p>INFRALOBO - Empresa de Infra-Estruturas de Vale do Lobo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LOULÉ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INFRAMOURA </text:p>
          </table:table-cell>
          <table:table-cell table:style-name="ce2" office:value-type="string">
            <text:p>INFRAMOURA - Empresa de Infra-Estruturas de Vilamoura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LOULÉ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INFRAQUINTA </text:p>
          </table:table-cell>
          <table:table-cell table:style-name="ce2" office:value-type="string">
            <text:p>INFRAQUINTA - Empresa de Infra-Estruturas da Quinta do lago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LOULÉ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ESLOURES </text:p>
          </table:table-cell>
          <table:table-cell table:style-name="ce2" office:value-type="string">
            <text:p>GESLOURES - Gestão de Equipamentos Sociais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LOURE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LOURES PARQUE </text:p>
          </table:table-cell>
          <table:table-cell table:style-name="ce2" office:value-type="string">
            <text:p>LOURES PARQUE - Empresa Municipal de Estacionamento, E.M.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LOURE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LOUSADA SÉCULO XXI </text:p>
          </table:table-cell>
          <table:table-cell table:style-name="ce2" office:value-type="string">
            <text:p>LOUSADA SÉCULO XXI - Actividades Desportivas e Recreativas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LOUSAD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Academia das Artes da Maia - Produções Culturais, E.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MA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EM</text:p>
          </table:table-cell>
          <table:table-cell table:style-name="ce2" office:value-type="string">
            <text:p>Empresa Metropolitana de Estacionamento da Maia, E.M.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MAI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S. M. E. A. S.</text:p>
          </table:table-cell>
          <table:table-cell table:style-name="ce2"/>
          <table:table-cell table:style-name="ce2" office:value-type="string">
            <text:p>Águas e saneamento</text:p>
          </table:table-cell>
          <table:table-cell table:style-name="ce2" office:value-type="string">
            <text:p>MAI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mpresa Espaço Municipal – Renovação Urbana e Gestão do Património, E.M.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MA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MAIAMBIENTE </text:p>
          </table:table-cell>
          <table:table-cell table:style-name="ce2" office:value-type="string">
            <text:p>MAIAMBIENTE - Empresa Municipal de Ambiente, 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Ambiente</text:p>
          </table:table-cell>
          <table:table-cell table:style-name="ce2" office:value-type="string">
            <text:p>MA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TUMG </text:p>
          </table:table-cell>
          <table:table-cell table:style-name="ce2" office:value-type="string">
            <text:p>TUMG - Transportes Urbanos da Marinha Grande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MARINHA GRANDE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MATOSINHOSHABIT </text:p>
          </table:table-cell>
          <table:table-cell table:style-name="ce2" office:value-type="string">
            <text:p>MATOSINHOSHABIT - Empresa Municipal de Habitação de Matosinhos, E.M.</text:p>
          </table:table-cell>
          <table:table-cell table:style-name="ce2"/>
          <table:table-cell table:style-name="ce2" office:value-type="string">
            <text:p>Habitação</text:p>
          </table:table-cell>
          <table:table-cell table:style-name="ce2" office:value-type="string">
            <text:p>MATOSINHO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MATOSINHOS SPORT</text:p>
          </table:table-cell>
          <table:table-cell table:style-name="ce2" office:value-type="string">
            <text:p>MATOSINHOS SPORT - Empresa Municipal de Desporto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Desporto</text:p>
          </table:table-cell>
          <table:table-cell table:style-name="ce2" office:value-type="string">
            <text:p>MATOSINHO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MELSPORT </text:p>
          </table:table-cell>
          <table:table-cell table:style-name="ce2" office:value-type="string">
            <text:p>MELSPORT - Melgaço, Desporto e Lazer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MELGAÇ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BARROSANA </text:p>
          </table:table-cell>
          <table:table-cell table:style-name="ce2" office:value-type="string">
            <text:p>BARROSANA - Administração e Gestão do Património do Munícipio, E.M.</text:p>
          </table:table-cell>
          <table:table-cell table:style-name="ce2"/>
          <table:table-cell table:style-name="ce2" office:value-type="string">
            <text:p>Património</text:p>
          </table:table-cell>
          <table:table-cell table:style-name="ce2" office:value-type="string">
            <text:p>MONTALEGRE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TERNISA </text:p>
          </table:table-cell>
          <table:table-cell table:style-name="ce2" office:value-type="string">
            <text:p>TERNISA - Termas da Fadagosa de Nisa, E.M.</text:p>
          </table:table-cell>
          <table:table-cell table:style-name="ce2"/>
          <table:table-cell table:style-name="ce2" office:value-type="string">
            <text:p>Turismo</text:p>
          </table:table-cell>
          <table:table-cell table:style-name="ce2" office:value-type="string">
            <text:p>NIS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Resíduos do Nordeste, E.I.M.</text:p>
          </table:table-cell>
          <table:table-cell table:style-name="ce2"/>
          <table:table-cell table:style-name="ce2" office:value-type="string">
            <text:p>Águas e saneamento</text:p>
          </table:table-cell>
          <table:table-cell table:style-name="ce2" office:value-type="string">
            <text:p>NORDESTE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FESNIMA </text:p>
          </table:table-cell>
          <table:table-cell table:style-name="ce2" office:value-type="string">
            <text:p>FESNIMA - Empresa Pública de Animação de Olhão, E.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OLHÃ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Mercados de Olhão, E.M.</text:p>
          </table:table-cell>
          <table:table-cell table:style-name="ce2"/>
          <table:table-cell table:style-name="ce2" office:value-type="string">
            <text:p>Limpeza e manutenção</text:p>
          </table:table-cell>
          <table:table-cell table:style-name="ce2" office:value-type="string">
            <text:p>OLHÃ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MBIOURÉM </text:p>
          </table:table-cell>
          <table:table-cell table:style-name="ce2" office:value-type="string">
            <text:p>AMBIOURÉM - Gestão e Manutenção de Espaços Verdes e Inserção, E.M.</text:p>
          </table:table-cell>
          <table:table-cell table:style-name="ce2"/>
          <table:table-cell table:style-name="ce2" office:value-type="string">
            <text:p>Limpeza e manutenção</text:p>
          </table:table-cell>
          <table:table-cell table:style-name="ce2" office:value-type="string">
            <text:p>OURÉM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VEROURÉM </text:p>
          </table:table-cell>
          <table:table-cell table:style-name="ce2" office:value-type="string">
            <text:p>VEROURÉM - Empresa Municipal de Comunicação, 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Comunicação</text:p>
          </table:table-cell>
          <table:table-cell table:style-name="ce2" office:value-type="string">
            <text:p>OURÉM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OVARFORMA </text:p>
          </table:table-cell>
          <table:table-cell table:style-name="ce2" office:value-type="string">
            <text:p>OVARFORMA - Empresa Municipal para o Ensino e Formação, E.M.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OVAR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PALMELA DESPORTO</text:p>
          </table:table-cell>
          <table:table-cell table:style-name="ce2" office:value-type="string">
            <text:p>PALMELA DESPORTO - Empresa Municipal de Gestão de Espaços e Equipamentos Desportivos Municipais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PALMEL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ARP </text:p>
          </table:table-cell>
          <table:table-cell table:style-name="ce2" office:value-type="string">
            <text:p>EMARP - Empresa Municipal de Águas e Resíduos de Portimão,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Águas, saneamento, resíduos</text:p>
          </table:table-cell>
          <table:table-cell table:style-name="ce2" office:value-type="string">
            <text:p>PORTIMÃ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XPO ARADE </text:p>
          </table:table-cell>
          <table:table-cell table:style-name="ce2" office:value-type="string">
            <text:p>EXPO ARADE - Animação e Gestão do Parque de Feiras e Exposições de Portimão, E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PORTIMÃ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Rio Adentro-EM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PORTIMÃ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Arade Estrutura-EM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PORTIMÃ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ventos do Arade-EM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PORTIMÃ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Portimão Urbis, SGU, E.M.</text:p>
          </table:table-cell>
          <table:table-cell table:style-name="ce2"/>
          <table:table-cell table:style-name="ce2" office:value-type="string">
            <text:p>Urbanismo</text:p>
          </table:table-cell>
          <table:table-cell table:style-name="ce2" office:value-type="string">
            <text:p>PORTIMÃ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OP </text:p>
          </table:table-cell>
          <table:table-cell table:style-name="ce2" office:value-type="string">
            <text:p>GOP - Gestão de Obras Públicas da Câmara Municipal do Porto, E.M.</text:p>
          </table:table-cell>
          <table:table-cell table:style-name="ce2"/>
          <table:table-cell table:style-name="ce2" office:value-type="string">
            <text:p>Urbanismo</text:p>
          </table:table-cell>
          <table:table-cell table:style-name="ce2" office:value-type="string">
            <text:p>PORT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Manutenção de Equipamentos e Infra-Estruturas da Câmara Municipal do Porto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PORT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PORTO LAZER, EEM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Cultura</text:p>
          </table:table-cell>
          <table:table-cell table:style-name="ce2" office:value-type="string">
            <text:p>PORT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DOMUS SOCIAL</text:p>
          </table:table-cell>
          <table:table-cell table:style-name="ce2" office:value-type="string">
            <text:p>DomusSocial,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Habitação</text:p>
          </table:table-cell>
          <table:table-cell table:style-name="ce2" office:value-type="string">
            <text:p>PORT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PORTO SANTO VERDE </text:p>
          </table:table-cell>
          <table:table-cell table:style-name="ce2" office:value-type="string">
            <text:p>PORTO SANTO VERDE - Resíduos Sólidos e Limpeza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PORTO SANT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VARZIM LAZER </text:p>
          </table:table-cell>
          <table:table-cell table:style-name="ce2" office:value-type="string">
            <text:p>VARZIM LAZER - Empresa Municipal de Gestão de Equipamentos Desportivos e de Lazer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PÓVOA DE VARZIM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SPAÇO POVOAÇÃO - EMPRESA MUNICIPAL DE ACTIVIDADES DESPORTIVAS, RECREATIVAS E TURÍSTICAS,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Desporto</text:p>
          </table:table-cell>
          <table:table-cell table:style-name="ce2" office:value-type="string">
            <text:p>POVOAÇÃ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DESMOR </text:p>
          </table:table-cell>
          <table:table-cell table:style-name="ce2" office:value-type="string">
            <text:p>DESMOR - Empresa Pública Municipal de Gestão Desportiva de Rio Maior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RIO MAIOR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mpresa Municipal Sabugal+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SABUGAL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MBILITAL </text:p>
          </table:table-cell>
          <table:table-cell table:style-name="ce2" office:value-type="string">
            <text:p>AMBILITAL - Investimentos Ambientais no Alentejo, E.I.M.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SANTIAGO DO CACÉM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CUL.TUR</text:p>
          </table:table-cell>
          <table:table-cell table:style-name="ce2" office:value-type="string">
            <text:p>CUL.TUR - Empresa Municipal de Cultura e Turismo de Santarém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Cultura</text:p>
          </table:table-cell>
          <table:table-cell table:style-name="ce2" office:value-type="string">
            <text:p>SANTARÉM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FEIRA VIVA</text:p>
          </table:table-cell>
          <table:table-cell table:style-name="ce2" office:value-type="string">
            <text:p>FeiraViva, Cultura e Desporto EM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SANTA MARIA FEI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MCR DE SEIA </text:p>
          </table:table-cell>
          <table:table-cell table:style-name="ce2" office:value-type="string">
            <text:p>EMCR DE SEIA - Empresa Municipal de Cultura e Recreio de Seia, E.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SE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DUCA </text:p>
          </table:table-cell>
          <table:table-cell table:style-name="ce2" office:value-type="string">
            <text:p>EDUCA - Empresa Municipal de Gestão e Manutenção de Equipamentos Educativos de Sintra, E.M.</text:p>
          </table:table-cell>
          <table:table-cell table:style-name="ce2"/>
          <table:table-cell table:style-name="ce2" office:value-type="string">
            <text:p>Educação</text:p>
          </table:table-cell>
          <table:table-cell table:style-name="ce2" office:value-type="string">
            <text:p>SINT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PMES </text:p>
          </table:table-cell>
          <table:table-cell table:style-name="ce2" office:value-type="string">
            <text:p>EPMES - Empresa Pública Municipal de Estacionamento de Sintra, E.M.</text:p>
          </table:table-cell>
          <table:table-cell table:style-name="ce2"/>
          <table:table-cell table:style-name="ce2" office:value-type="string">
            <text:p>Transportes</text:p>
          </table:table-cell>
          <table:table-cell table:style-name="ce2" office:value-type="string">
            <text:p>SINT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HPEM </text:p>
          </table:table-cell>
          <table:table-cell table:style-name="ce2" office:value-type="string">
            <text:p>HPEM - Higiene Pública, E.M.</text:p>
          </table:table-cell>
          <table:table-cell table:style-name="ce2"/>
          <table:table-cell table:style-name="ce2" office:value-type="string">
            <text:p>Saúde</text:p>
          </table:table-cell>
          <table:table-cell table:style-name="ce2" office:value-type="string">
            <text:p>SINT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SINTRA QUORUM </text:p>
          </table:table-cell>
          <table:table-cell table:style-name="ce2" office:value-type="string">
            <text:p>SINTRA QUORUM - Gestão de Equipamentos Culturais e Turísticos, E.M.</text:p>
          </table:table-cell>
          <table:table-cell table:style-name="ce2"/>
          <table:table-cell table:style-name="ce2" office:value-type="string">
            <text:p>Turismo</text:p>
          </table:table-cell>
          <table:table-cell table:style-name="ce2" office:value-type="string">
            <text:p>SINT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SINTROLÂNDIA </text:p>
          </table:table-cell>
          <table:table-cell table:style-name="ce2" office:value-type="string">
            <text:p>SINTROLÂNDIA - Turismo e Lazer, E.M.</text:p>
          </table:table-cell>
          <table:table-cell table:style-name="ce2"/>
          <table:table-cell table:style-name="ce2" office:value-type="string">
            <text:p>Turismo</text:p>
          </table:table-cell>
          <table:table-cell table:style-name="ce2" office:value-type="string">
            <text:p>SINTR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TERMALISTUR</text:p>
          </table:table-cell>
          <table:table-cell table:style-name="ce2" office:value-type="string">
            <text:p>Termalistur E.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Turismo</text:p>
          </table:table-cell>
          <table:table-cell table:style-name="ce2" office:value-type="string">
            <text:p>S. PEDRO SUL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MONTEGES </text:p>
          </table:table-cell>
          <table:table-cell table:style-name="ce2" office:value-type="string">
            <text:p>MONTEGES - Gestão de Equipamentos Sociais, E.M.</text:p>
          </table:table-cell>
          <table:table-cell table:style-name="ce2"/>
          <table:table-cell table:style-name="ce2" office:value-type="string">
            <text:p>Desporto</text:p>
          </table:table-cell>
          <table:table-cell table:style-name="ce2" office:value-type="string">
            <text:p>SOBRAL DE MONTE AGRAÇ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EIRA 2000 </text:p>
          </table:table-cell>
          <table:table-cell table:style-name="ce2" office:value-type="string">
            <text:p>GEIRA 2000 - Actividades Recreativas e de Lazer, E.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TERRAS DE BOUR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Promotorres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Limpeza e manutenção</text:p>
          </table:table-cell>
          <table:table-cell table:style-name="ce2" office:value-type="string">
            <text:p>TORRES VEDRAS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TEGEC </text:p>
          </table:table-cell>
          <table:table-cell table:style-name="ce2" office:value-type="string">
            <text:p>Trancoso Eventos, Empresa Municipal de Gestão de Equipamentos Culturais e de Lazer, E.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TRANCOS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TROFÁGUAS - SERVIÇOS AMBIENTAIS, EEM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Águas e saneamento</text:p>
          </table:table-cell>
          <table:table-cell table:style-name="ce2" office:value-type="string">
            <text:p>TROF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Infratróia - INFRAESTRUTURAS DE TRÓIA, E.M.</text:p>
          </table:table-cell>
          <table:table-cell table:style-name="ce2"/>
          <table:table-cell table:style-name="ce2" office:value-type="string">
            <text:p>Construção</text:p>
          </table:table-cell>
          <table:table-cell table:style-name="ce2" office:value-type="string">
            <text:p>TRÓ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INTERMINHO </text:p>
          </table:table-cell>
          <table:table-cell table:style-name="ce2" office:value-type="string">
            <text:p>INTERMINHO – Sociedade Gestora de Parques Empresariais, E.M.</text:p>
          </table:table-cell>
          <table:table-cell table:style-name="ce2"/>
          <table:table-cell table:style-name="ce2" office:value-type="string">
            <text:p>Empresas</text:p>
          </table:table-cell>
          <table:table-cell table:style-name="ce2" office:value-type="string">
            <text:p>VALENÇ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VALLIS HABITA </text:p>
          </table:table-cell>
          <table:table-cell table:style-name="ce2" office:value-type="string">
            <text:p>VALLIS HABITA - Empresa Municipal de Gestão de Empreendimentos Habitacionais do Concelho Valongo, E.M.</text:p>
          </table:table-cell>
          <table:table-cell table:style-name="ce2"/>
          <table:table-cell table:style-name="ce2" office:value-type="string">
            <text:p>Habitação</text:p>
          </table:table-cell>
          <table:table-cell table:style-name="ce2" office:value-type="string">
            <text:p>VALONGO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PMAR </text:p>
          </table:table-cell>
          <table:table-cell table:style-name="ce2" office:value-type="string">
            <text:p>EPMAR - Empresa Pública Municipal de Águas e Resíduos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VIEIRA DO MINHO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EMARVR - EMPRESA MUNICIPAL DE ÁGUA E RESÍDUOS DE VILA REAL, E.M.</text:p>
          </table:table-cell>
          <table:table-cell table:style-name="ce2"/>
          <table:table-cell table:style-name="ce2" office:value-type="string">
            <text:p>Águas e saneamento</text:p>
          </table:table-cell>
          <table:table-cell table:style-name="ce2" office:value-type="string">
            <text:p>VILA REAL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VILA REAL SOCIAL – Habitação, EEM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Habitação</text:p>
          </table:table-cell>
          <table:table-cell table:style-name="ce2" office:value-type="string">
            <text:p>VILA REAL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VIEIRA </text:p>
          </table:table-cell>
          <table:table-cell table:style-name="ce2" office:value-type="string">
            <text:p>VIEIRA - Cultura e Turismo, E.M.</text:p>
          </table:table-cell>
          <table:table-cell table:style-name="ce2"/>
          <table:table-cell table:style-name="ce2" office:value-type="string">
            <text:p>Turismo</text:p>
          </table:table-cell>
          <table:table-cell table:style-name="ce2" office:value-type="string">
            <text:p>VIEIRA DO MINHO</text:p>
          </table:table-cell>
          <table:table-cell table:style-name="ce11" table:number-columns-repeated="1019"/>
        </table:table-row>
        <table:table-row table:style-name="ro13">
          <table:table-cell table:style-name="ce4" office:value-type="string">
            <text:p>PRORURIS</text:p>
          </table:table-cell>
          <table:table-cell table:style-name="ce2" office:value-type="string">
            <text:p>PRORURIS - Empresa Municipal de Desenvolvimento Rural de Vinhais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Agricultura</text:p>
          </table:table-cell>
          <table:table-cell table:style-name="ce2" office:value-type="string">
            <text:p>VINHAIS</text:p>
          </table:table-cell>
          <table:table-cell table:style-name="ce11" table:number-columns-repeated="1019"/>
        </table:table-row>
        <table:table-row table:style-name="ro13">
          <table:table-cell table:style-name="ce4" office:value-type="string">
            <text:p>TURIMONTESINHO</text:p>
          </table:table-cell>
          <table:table-cell table:style-name="ce2" office:value-type="string">
            <text:p>TURIMONTESINHO – Eempresa Municipal Promoção Turrística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Turismo</text:p>
          </table:table-cell>
          <table:table-cell table:style-name="ce2" office:value-type="string">
            <text:p>VINHAIS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Águas de Gaia, E.M.</text:p>
          </table:table-cell>
          <table:table-cell table:style-name="ce2"/>
          <table:table-cell table:style-name="ce2" office:value-type="string">
            <text:p>Águas, saneamento, resíduos</text:p>
          </table:table-cell>
          <table:table-cell table:style-name="ce2" office:value-type="string">
            <text:p>VILA NOVA DE GA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AMIGAIA</text:p>
          </table:table-cell>
          <table:table-cell table:style-name="ce2" office:value-type="string">
            <text:p>AmiGaia - Agência Municipal de Investimento, EM</text:p>
          </table:table-cell>
          <table:table-cell table:style-name="ce2"/>
          <table:table-cell table:style-name="ce2" office:value-type="string">
            <text:p>Desenvolvimento</text:p>
          </table:table-cell>
          <table:table-cell table:style-name="ce2" office:value-type="string">
            <text:p>VILA NOVA DE GA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AIANIMA </text:p>
          </table:table-cell>
          <table:table-cell table:style-name="ce2" office:value-type="string">
            <text:p>GAIANIMA - Equipamentos Municipais, E.M.</text:p>
          </table:table-cell>
          <table:table-cell table:style-name="ce2"/>
          <table:table-cell table:style-name="ce2" office:value-type="string">
            <text:p>Cultura</text:p>
          </table:table-cell>
          <table:table-cell table:style-name="ce2" office:value-type="string">
            <text:p>VILA NOVA DE GA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AIURB</text:p>
          </table:table-cell>
          <table:table-cell table:style-name="ce2" office:value-type="string">
            <text:p>GAIURB - Empresa Municipal de Urbanismo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Urbanismo</text:p>
          </table:table-cell>
          <table:table-cell table:style-name="ce2" office:value-type="string">
            <text:p>VILA NOVA DE GAI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GAIASOCIAL </text:p>
          </table:table-cell>
          <table:table-cell table:style-name="ce2" office:value-type="string">
            <text:p>GAIASOCIAL - Empresa Municipal de Habitação, E.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Habitação</text:p>
          </table:table-cell>
          <table:table-cell table:style-name="ce2" office:value-type="string">
            <text:p>VILA NOVA DE GAI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Parque Biológico de Gaia, E.M.</text:p>
          </table:table-cell>
          <table:table-cell table:style-name="ce2"/>
          <table:table-cell table:style-name="ce2" office:value-type="string">
            <text:p>Ambiente</text:p>
          </table:table-cell>
          <table:table-cell table:style-name="ce2" office:value-type="string">
            <text:p>VILA NOVA DE GAIA</text:p>
          </table:table-cell>
          <table:table-cell table:style-name="ce11" table:number-columns-repeated="1019"/>
        </table:table-row>
        <table:table-row table:style-name="ro13">
          <table:table-cell table:style-name="ce2"/>
          <table:table-cell table:style-name="ce2" office:value-type="string">
            <text:p>Fozcôactiva - Gestão de Equipamentos Desportivos e Culturais, E. M.</text:p>
          </table:table-cell>
          <table:table-cell table:style-name="ce2" office:value-type="string">
            <text:p>EEM Entidade Empresarial Municipal</text:p>
          </table:table-cell>
          <table:table-cell table:style-name="ce2" office:value-type="string">
            <text:p>Desporto</text:p>
          </table:table-cell>
          <table:table-cell table:style-name="ce2" office:value-type="string">
            <text:p>VILA NOVA FOZ COA</text:p>
          </table:table-cell>
          <table:table-cell table:style-name="ce11" table:number-columns-repeated="1019"/>
        </table:table-row>
        <table:table-row table:style-name="ro13">
          <table:table-cell table:style-name="ce2" office:value-type="string">
            <text:p>EIMRAM</text:p>
          </table:table-cell>
          <table:table-cell table:style-name="ce2" office:value-type="string">
            <text:p>EIMRAM - Empresa Intermunicipal da Região Autónoma da Madeira-Investimentos Serviços Intermunicipais EEIM</text:p>
          </table:table-cell>
          <table:table-cell table:style-name="ce2"/>
          <table:table-cell table:style-name="ce2" office:value-type="string">
            <text:p>Limpeza e manutenção</text:p>
          </table:table-cell>
          <table:table-cell table:style-name="ce2" office:value-type="string">
            <text:p>MADEIRA</text:p>
          </table:table-cell>
          <table:table-cell table:style-name="ce11" table:number-columns-repeated="1019"/>
        </table:table-row>
        <table:table-row table:style-name="ro13" table:number-rows-repeated="2">
          <table:table-cell table:style-name="ce9" table:number-columns-repeated="5"/>
          <table:table-cell table:number-columns-repeated="1019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/>
          <table:table-cell table:style-name="ce8" office:value-type="string">
            <text:p>Gesamb - Gestão Ambiental e de Resíduos, EIM</text:p>
          </table:table-cell>
          <table:table-cell table:number-columns-repeated="1022"/>
        </table:table-row>
        <table:table-row table:style-name="ro13">
          <table:table-cell/>
          <table:table-cell table:style-name="Default" office:value-type="string">
            <text:p>AMDE - Associação de Municipios do Distrito de Évora</text:p>
          </table:table-cell>
          <table:table-cell table:number-columns-repeated="1022"/>
        </table:table-row>
        <table:table-row table:style-name="ro13" table:number-rows-repeated="104845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PP_91" table:style-name="ta1" table:print="false">
        <office:forms form:automatic-focus="false" form:apply-design-mode="false"/>
        <table:table-column table:style-name="co30" table:default-cell-style-name="ce14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7" table:number-columns-repeated="1012" table:default-cell-style-name="ce16"/>
        <table:table-row table:style-name="ro14">
          <table:table-cell table:style-name="ce1" office:value-type="string">
            <text:p>Concessão</text:p>
          </table:table-cell>
          <table:table-cell table:style-name="ce1" office:value-type="string">
            <text:p>Concessionário</text:p>
          </table:table-cell>
          <table:table-cell table:style-name="ce1" office:value-type="string">
            <text:p>Objecto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Prazo</text:p>
          </table:table-cell>
          <table:table-cell table:style-name="ce1" office:value-type="string">
            <text:p>Investimento* M€</text:p>
          </table:table-cell>
          <table:table-cell table:style-name="ce18" office:value-type="string">
            <text:p>Estado</text:p>
          </table:table-cell>
          <table:table-cell table:style-name="ce1" office:value-type="string">
            <text:p>Enquadramento</text:p>
          </table:table-cell>
          <table:table-cell table:style-name="ce1" office:value-type="string">
            <text:p>Texto contrato</text:p>
          </table:table-cell>
          <table:table-cell table:style-name="ce20" office:value-type="string">
            <text:p>http://www.dgtf.pt/parcerias-publico-privadas/lista-ppp</text:p>
          </table:table-cell>
          <table:table-cell table:number-columns-repeated="1012"/>
        </table:table-row>
        <table:table-row table:style-name="ro10">
          <table:table-cell table:style-name="ce13" office:value-type="string">
            <text:p>Concessão Lusoponte</text:p>
          </table:table-cell>
          <table:table-cell table:style-name="ce15" office:value-type="string">
            <text:p>Lusoponte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1995">
            <text:p>199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867">
            <text:p>86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68/1994 de 15 de Junho.</text:p>
            <text:p>RCM n.º 25-B/2000 de 12 de Maio.</text:p>
          </table:table-cell>
          <table:table-cell table:style-name="ce15" office:value-type="string">
            <text:p><text:a xlink:href="http://www.dgtf.pt/ResourcesUser/PPP/Documentos/transportes/tr_lusoponte.pdf">Concessão Lusoponte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Norte</text:p>
          </table:table-cell>
          <table:table-cell table:style-name="ce15" office:value-type="string">
            <text:p>Ascendi Norte – Auto Estradas do Norte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1999">
            <text:p>199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879.2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67-A/1999 de 6 de Julho.</text:p>
            <text:p>RCM n.º 19/2004 de 3 de Março.</text:p>
            <text:p>Decreto-Lei n.º 248-A/1999 de 6 de Julho.</text:p>
            <text:p>Decreto-Lei n.º 127/2003 de 24 de Junho. </text:p>
            <text:p>Decreto-Lei n.º 42/2004 de 2 de Março.</text:p>
          </table:table-cell>
          <table:table-cell table:style-name="ce15" office:value-type="string">
            <text:p><text:a xlink:href="http://www.dgtf.pt/ResourcesUser/PPP/Documentos/transportes/tr_norte.pdf">Concessão Norte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Oeste</text:p>
          </table:table-cell>
          <table:table-cell table:style-name="ce15" office:value-type="string">
            <text:p>Auto-Estradas do Atlântico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1999">
            <text:p>199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453.5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40-A/1998 de 4 de Dezembro.</text:p>
            <text:p>Decreto-Lei n.º 393-A/1998 de 4 de Dezembro.</text:p>
          </table:table-cell>
          <table:table-cell table:style-name="ce15" office:value-type="string">
            <text:p><text:a xlink:href="http://www.dgtf.pt/ResourcesUser/PPP/Documentos/transportes/tr_oeste.pdf">Concessão Oeste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Brisa</text:p>
          </table:table-cell>
          <table:table-cell table:style-name="ce15" office:value-type="string">
            <text:p>BRISA-Auto-Estradas de Portugal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2623.8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247-C/2008 de 30 de Dezembro.</text:p>
            <text:p>Decreto-Lei n.º 198-B/2008 de 31 de Dezembro.</text:p>
          </table:table-cell>
          <table:table-cell table:style-name="ce15" office:value-type="string">
            <text:p><text:a xlink:href="http://www.dgtf.pt/ResourcesUser/PPP/Documentos/transportes/tr_Brisa.pdf">Concessão Brisa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Litoral Centro</text:p>
          </table:table-cell>
          <table:table-cell table:style-name="ce15" office:value-type="string">
            <text:p>Brisal - Auto-estradas do Litoral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550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34-A/2004 de 16 de Setembro.</text:p>
            <text:p>Decreto-Lei n.º 215-A/2004 de 16 de Setembro.</text:p>
          </table:table-cell>
          <table:table-cell table:style-name="ce15" office:value-type="string">
            <text:p><text:a xlink:href="http://www.dgtf.pt/ResourcesUser/PPP/Documentos/transportes/tr_litoralcentro.pdf">Concessão Litoral Centr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Scut da Beira Interior (IP2/IP6)</text:p>
          </table:table-cell>
          <table:table-cell table:style-name="ce15" office:value-type="string">
            <text:p>ScutVias - Auto-estradas da Beira Interior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1999">
            <text:p>199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628.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335-A/1999 de 20 de Agosto.</text:p>
            <text:p>RCM n.º 93-A/1999 de 20 de Agosto.</text:p>
          </table:table-cell>
          <table:table-cell table:style-name="ce15" office:value-type="string">
            <text:p><text:a xlink:href="http://www.dgtf.pt/ResourcesUser/PPP/Documentos/transportes/tr_beirainterior.pdf">Concessão Scut da Beira Interior (IP2/IP6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Scut da Costa de Prata (IC1/IP5)</text:p>
          </table:table-cell>
          <table:table-cell table:style-name="ce15" office:value-type="string">
            <text:p>Ascendi Costa de Prata - Auto-estradas da Costa da Prata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320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25-A/2000 de 13 de Maio.</text:p>
            <text:p>Decreto-Lei n.º 87-A/2000 de 13 de Maio.</text:p>
          </table:table-cell>
          <table:table-cell table:style-name="ce15" office:value-type="string">
            <text:p><text:a xlink:href="http://www.dgtf.pt/ResourcesUser/PPP/Documentos/transportes/tr_costaprata.pdf">Concessão Scut da Costa de Prata (IC1/IP5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Scut do Algarve (IC4/IP1)</text:p>
          </table:table-cell>
          <table:table-cell table:style-name="ce15" office:value-type="string">
            <text:p>EuroScut - Sociedade Concessionária da SCUT do Algarve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228.5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8-A/2000 de 14 de Abril.</text:p>
            <text:p>Decreto-Lei n.º 55-A/2000 de 14 de Abril.</text:p>
          </table:table-cell>
          <table:table-cell table:style-name="ce15" office:value-type="string">
            <text:p><text:a xlink:href="http://www.dgtf.pt/ResourcesUser/PPP/Documentos/transportes/tr_algarve.pdf">Concessão Scut do Algarve (IC4/IP1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Scut Interior Norte (IP3)</text:p>
          </table:table-cell>
          <table:table-cell table:style-name="ce15" office:value-type="string">
            <text:p>NorScut - Concessionária de Auto-Estradas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504.1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71-A/2000 de 19 de Dezembro.</text:p>
            <text:p>Decreto-Lei n.º 323-G/2000 de 19 de Dezembro.</text:p>
          </table:table-cell>
          <table:table-cell table:style-name="ce15" office:value-type="string">
            <text:p><text:a xlink:href="http://www.dgtf.pt/ResourcesUser/PPP/Documentos/transportes/tr_interiornorte.pdf">Concessão Scut Interior Norte (IP3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Scut das Beiras Litoral e Alta (IP5)</text:p>
          </table:table-cell>
          <table:table-cell table:style-name="ce15" office:value-type="string">
            <text:p>Ascendi Beiras Litoral e Alta - Auto-estradas das Beiras Litoral e Alta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718.4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40-A/2001 de 24 de Abril.</text:p>
            <text:p>Decreto-Lei n.º 142-A/2001 de 24 de Abril.</text:p>
          </table:table-cell>
          <table:table-cell table:style-name="ce15" office:value-type="string">
            <text:p><text:a xlink:href="http://www.dgtf.pt/ResourcesUser/PPP/Documentos/transportes/tr_beiralitoralalta.pdf">Concessão Scut das Beiras Litoral e Alta (IP5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Scut Norte Litoral (IP9/IC1)</text:p>
          </table:table-cell>
          <table:table-cell table:style-name="ce15" office:value-type="string">
            <text:p>EuroScut Norte - Sociedade Concessionária da SCUT do Norte Litoral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318.6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39/2001 de 31 de Agosto.</text:p>
            <text:p>Decreto-Lei n.º 234/2001 de 28 de Agosto.</text:p>
          </table:table-cell>
          <table:table-cell table:style-name="ce15" office:value-type="string">
            <text:p><text:a xlink:href="http://www.dgtf.pt/ResourcesUser/PPP/Documentos/transportes/tr_nortelitoral.pdf">Concessão Scut Norte Litoral (IP9/IC1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Scut Grande Porto (IP4/IV24)</text:p>
          </table:table-cell>
          <table:table-cell table:style-name="ce15" office:value-type="string">
            <text:p>Ascendi Grande Porto - Auto-estradas do Grande Porto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2">
            <text:p>2002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492.5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2/2007 de 23 de Janeiro.</text:p>
            <text:p>Decreto-Lei n.º 189/2002 de 28 de Agosto.</text:p>
            <text:p>Decreto-Lei n.º 19/2007 de 22 de Janeiro.</text:p>
          </table:table-cell>
          <table:table-cell table:style-name="ce15" office:value-type="string">
            <text:p><text:a xlink:href="http://www.dgtf.pt/ResourcesUser/PPP/Documentos/transportes/tr_grandeporto.pdf">Concessão Scut Grande Porto (IP4/IV24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Grande Lisboa</text:p>
          </table:table-cell>
          <table:table-cell table:style-name="ce15" office:value-type="string">
            <text:p>Ascendi Grande Lisboa – Auto Estradas da Grande Lisboa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80">
            <text:p>180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71/2006 de 29 de Dezembro.</text:p>
            <text:p>Decreto-Lei n.º 242/2006 de 28 de Dezembro.</text:p>
          </table:table-cell>
          <table:table-cell table:style-name="ce15" office:value-type="string">
            <text:p><text:a xlink:href="http://www.dgtf.pt/ResourcesUser/PPP/Documentos/transportes/tr_grandelisboa.pdf">Concessão Grande Lisboa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Metro Sul Tejo</text:p>
          </table:table-cell>
          <table:table-cell table:style-name="ce15" office:value-type="string">
            <text:p>MTS - Metro Transportes do Sul, SA</text:p>
          </table:table-cell>
          <table:table-cell table:style-name="ce15" office:value-type="string">
            <text:p>Concessão ferroviária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268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02-A/2002, de 22 de Julho.</text:p>
            <text:p>Decreto-Lei n.º 167-A/2002 de Julho.</text:p>
            <text:p>Decreto-Lei n.º 15/2008 de 23 de Janeiro.</text:p>
            <text:p>RCM 14/2008 de 24 de Janeiro.</text:p>
          </table:table-cell>
          <table:table-cell table:style-name="ce15" office:value-type="string">
            <text:p><text:a xlink:href="http://www.dgtf.pt/ResourcesUser/PPP/Documentos/transportes/tr_mst.pdf">Metro Sul Tej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Transp. Ferroviário eixo-norte/sul</text:p>
          </table:table-cell>
          <table:table-cell table:style-name="ce15" office:value-type="string">
            <text:p>Fertagus, SA</text:p>
          </table:table-cell>
          <table:table-cell table:style-name="ce15" office:value-type="string">
            <text:p>Concessão ferroviária</text:p>
          </table:table-cell>
          <table:table-cell table:style-name="ce15" office:value-type="float" office:value="1999">
            <text:p>1999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900 (**)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78/2005 de 13 de Abril.</text:p>
            <text:p>Decreto-Lei n.º 189-B/1999 de 2 de Junho.</text:p>
          </table:table-cell>
          <table:table-cell table:style-name="ce15" office:value-type="string">
            <text:p><text:a xlink:href="http://www.dgtf.pt/ResourcesUser/PPP/Documentos/transportes/tr_fertagus.pdf">Transp. Ferroviário eixo-norte/sul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do Centro de Atendimento do SNS</text:p>
          </table:table-cell>
          <table:table-cell table:style-name="ce15" office:value-type="string">
            <text:p>LCS - Linha de Cuidados de Saúde, 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5">
            <text:p>200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Contrato de prestação de serviços, assinado em 25.05.06, para a montagem, exploração e transferência do Centro de Atendimento de SNS.</text:p>
          </table:table-cell>
          <table:table-cell table:style-name="ce15" office:value-type="string">
            <text:p><text:a xlink:href="http://www.dgtf.pt/ResourcesUser/PPP/Documentos/saude/saude_cgca_sns.pdf">Gestão do Centro de Atendimento do SNS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Centro Medicina Física Reabilitação Sul</text:p>
          </table:table-cell>
          <table:table-cell table:style-name="ce15" office:value-type="string">
            <text:p>GP Saúde, 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3">
            <text:p>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spacho n.º 3567/2005 (DR II Série) de 17 de Fevereiro.</text:p>
          </table:table-cell>
          <table:table-cell table:style-name="ce15" office:value-type="string">
            <text:p><text:a xlink:href="http://www.dgtf.pt/ResourcesUser/PPP/Documentos/saude/saude_cmedicinafisica.pdf">Gestão Centro Medicina Física Reabilitação Sul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do H. Braga - Ent. Gestora Estabelecimento</text:p>
          </table:table-cell>
          <table:table-cell table:style-name="ce15" office:value-type="string">
            <text:p>Escala Braga, Gestora do Estabelecimento 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10">
            <text:p>10</text:p>
          </table:table-cell>
          <table:table-cell table:style-name="ce17" office:value-type="date" office:date-value="2010-03-11">
            <text:p>11-03-10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spacho n.º 734/2009 de 12 de Janeiro</text:p>
          </table:table-cell>
          <table:table-cell table:style-name="ce15" office:value-type="string">
            <text:p><text:a xlink:href="http://www.dgtf.pt/ResourcesUser/PPP/Documentos/saude/saude_est_braga.pdf">Gestão do H. Braga - Ent. Gestora Estabeleciment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H. Cascais-Ent. Gestora Estabelecimento</text:p>
          </table:table-cell>
          <table:table-cell table:style-name="ce15" office:value-type="string">
            <text:p>HPP - Hospitais Privados de Portugal, SGPS, 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6">
            <text:p>16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spacho n.º 19504/2004 (DR II Série) de 27 de Agosto.</text:p>
            <text:p>Despacho n.º 5986/2008 (DR II Série) de 4 de Março.</text:p>
          </table:table-cell>
          <table:table-cell table:style-name="ce15" office:value-type="string">
            <text:p><text:a xlink:href="http://www.dgtf.pt/ResourcesUser/PPP/Documentos/saude/saude_esthcascais.pdf">Gestão H. Cascais-Ent. Gestora Estabeleciment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H. Cascais - Ent. Gestora do Edifício</text:p>
          </table:table-cell>
          <table:table-cell table:style-name="ce15" office:value-type="string">
            <text:p>TDHOSP - Gestão de Edifício Hospitalar 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56">
            <text:p>56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spacho n.º 19504/2004 (DR II Série) de 27 de Agosto.</text:p>
            <text:p>Despacho n.º 5986/2008 (DR II Série) de 4 de Março.</text:p>
          </table:table-cell>
          <table:table-cell table:style-name="ce15" office:value-type="string">
            <text:p><text:a xlink:href="http://www.dgtf.pt/ResourcesUser/PPP/Documentos/saude/saude_edfhcascais.pdf">Gestão H. Cascais - Ent. Gestora do Edifíci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o Centro Alentejano</text:p>
          </table:table-cell>
          <table:table-cell table:style-name="ce15" office:value-type="string">
            <text:p>Águas do Centro Alentejano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3">
            <text:p>2003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75.8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46/2003 de 13 de Março.</text:p>
          </table:table-cell>
          <table:table-cell table:style-name="ce15" office:value-type="string">
            <text:p><text:a xlink:href="http://www.dgtf.pt/ResourcesUser/PPP/Documentos/aguasaneamento/aasar_centroalentejano.pdf">Água do Centro Alentejan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s do Douro e Paiva</text:p>
          </table:table-cell>
          <table:table-cell table:style-name="ce15" office:value-type="string">
            <text:p>Águas do Douro e Paiva, SA</text:p>
          </table:table-cell>
          <table:table-cell table:style-name="ce15" office:value-type="string">
            <text:p>Abastecimento de Água</text:p>
          </table:table-cell>
          <table:table-cell table:style-name="ce15" office:value-type="float" office:value="1996">
            <text:p>1996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452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16/1995 de 29 de Maio</text:p>
          </table:table-cell>
          <table:table-cell table:style-name="ce15" office:value-type="string">
            <text:p><text:a xlink:href="http://www.dgtf.pt/ResourcesUser/PPP/Documentos/aguasaneamento/aasar_douropaiva.pdf">Águas do Douro e Paiva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o Oeste</text:p>
          </table:table-cell>
          <table:table-cell table:style-name="ce15" office:value-type="string">
            <text:p>Águas do Oeste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294.8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305-A/2000 de 24 de Novembro.</text:p>
          </table:table-cell>
          <table:table-cell table:style-name="ce15" office:value-type="string">
            <text:p><text:a xlink:href="http://www.dgtf.pt/ResourcesUser/PPP/Documentos/aguasaneamento/aasar_oeste.pdf">Água do Oeste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o Município de Santo André</text:p>
          </table:table-cell>
          <table:table-cell table:style-name="ce15" office:value-type="string">
            <text:p>Águas de Santo André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130.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71/2001 de 25 de Maio.</text:p>
          </table:table-cell>
          <table:table-cell table:style-name="ce15" office:value-type="string">
            <text:p><text:a xlink:href="http://www.dgtf.pt/ResourcesUser/PPP/Documentos/aguasaneamento/aasar_santoandre.pdf">Água do Município de Santo André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a Região de Trás-os-Montes e Alto Douro</text:p>
          </table:table-cell>
          <table:table-cell table:style-name="ce15" office:value-type="string">
            <text:p>Águas de Trás-os-Montes e Alto Douro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418.4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270-A/2007 de 6 de Outubro.</text:p>
          </table:table-cell>
          <table:table-cell table:style-name="ce15" office:value-type="string">
            <text:p><text:a xlink:href="http://www.dgtf.pt/ResourcesUser/PPP/Documentos/aguasaneamento/aasar_trasmontesaltodouro.pdf">Água da Região de Trás-os-Montes e Alto Dour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a Região do Algarve</text:p>
          </table:table-cell>
          <table:table-cell table:style-name="ce15" office:value-type="string">
            <text:p>Águas do Algarve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457.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285/2003 de 8 de Novembro.z</text:p>
            <text:p>Decreto-Lei n.º 172-B/2001 de 26 de Maio.</text:p>
          </table:table-cell>
          <table:table-cell table:style-name="ce15" office:value-type="string">
            <text:p><text:a xlink:href="http://www.dgtf.pt/ResourcesUser/PPP/Documentos/aguasaneamento/aasar_algarve.pdf">Água da Região do Algarve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s do Centro</text:p>
          </table:table-cell>
          <table:table-cell table:style-name="ce15" office:value-type="string">
            <text:p>Águas do Centro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77">
            <text:p>17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197-A/2001 de 30 de Junho</text:p>
          </table:table-cell>
          <table:table-cell table:style-name="ce15" office:value-type="string">
            <text:p><text:a xlink:href="http://www.dgtf.pt/ResourcesUser/PPP/Documentos/aguasaneamento/aasar_Centro,_SA.pdf">Águas do Centr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o Mondego</text:p>
          </table:table-cell>
          <table:table-cell table:style-name="ce15" office:value-type="string">
            <text:p>Águas do Mondego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232">
            <text:p>232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72/2004 de 17 de Julho.</text:p>
          </table:table-cell>
          <table:table-cell table:style-name="ce15" office:value-type="string">
            <text:p><text:a xlink:href="http://www.dgtf.pt/ResourcesUser/PPP/Documentos/aguasaneamento/aasar_mondego.pdf">Água do Mondeg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o Norte Alentejano</text:p>
          </table:table-cell>
          <table:table-cell table:style-name="ce15" office:value-type="string">
            <text:p>Águas do Norte Alentejano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93.8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05/2001 de 31 de Março.</text:p>
          </table:table-cell>
          <table:table-cell table:style-name="ce15" office:value-type="string">
            <text:p><text:a xlink:href="http://www.dgtf.pt/ResourcesUser/PPP/Documentos/aguasaneamento/aasar_nortealentejano.pdf">Água do Norte Alentejan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 do Zêzere e Côa</text:p>
          </table:table-cell>
          <table:table-cell table:style-name="ce15" office:value-type="string">
            <text:p>Águas do Zêzere e Côa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286">
            <text:p>286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21/2000 de 4 de Julho.</text:p>
          </table:table-cell>
          <table:table-cell table:style-name="ce15" office:value-type="string">
            <text:p><text:a xlink:href="http://www.dgtf.pt/ResourcesUser/PPP/Documentos/aguasaneamento/aasar_zezerecoa.pdf">Água do Zêzere e Côa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s do Noreste</text:p>
          </table:table-cell>
          <table:table-cell table:style-name="ce15" office:value-type="string">
            <text:p>Águas do Noreste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10">
            <text:p>201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00">
            <text:p>800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º 341/2009 de 16 de Julho</text:p>
          </table:table-cell>
          <table:table-cell table:style-name="ce15" office:value-type="string">
            <text:p>Águas do Noreste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s Públicas do Alentejo</text:p>
          </table:table-cell>
          <table:table-cell table:style-name="ce15" office:value-type="string">
            <text:p>Águas Públicas do Alentejo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10">
            <text:p>2010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224.5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Águas Públicas do Alentej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Águas da Região de Aveiro</text:p>
          </table:table-cell>
          <table:table-cell table:style-name="ce15" office:value-type="string">
            <text:p>Águas da Região de Aveiro, SA</text:p>
          </table:table-cell>
          <table:table-cell table:style-name="ce15" office:value-type="string">
            <text:p>Abastecimento de água e Saneamento de águas residuais</text:p>
          </table:table-cell>
          <table:table-cell table:style-name="ce15" office:value-type="float" office:value="2010">
            <text:p>201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03">
            <text:p>10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Águas da Região de Aveir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o Algarve</text:p>
          </table:table-cell>
          <table:table-cell table:style-name="ce15" office:value-type="string">
            <text:p>Algar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1996">
            <text:p>1996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60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09/1995 de 20 de Maio.</text:p>
          </table:table-cell>
          <table:table-cell table:style-name="ce15" office:value-type="string">
            <text:p><text:a xlink:href="http://www.dgtf.pt/ResourcesUser/PPP/Documentos/residuossolidos/tvrs_algar.pdf">Resíduos Sólidos do Algarve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a Margem Sul do Tejo</text:p>
          </table:table-cell>
          <table:table-cell table:style-name="ce15" office:value-type="string">
            <text:p>Amarsul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1997">
            <text:p>1997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70.1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53/1997 de 4 de Março.</text:p>
          </table:table-cell>
          <table:table-cell table:style-name="ce15" office:value-type="string">
            <text:p><text:a xlink:href="http://www.dgtf.pt/ResourcesUser/PPP/Documentos/residuossolidos/tvrs_amarsul.pdf">Resíduos Sólidos da Margem Sul do Tej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o Litoral Centro</text:p>
          </table:table-cell>
          <table:table-cell table:style-name="ce15" office:value-type="string">
            <text:p>Ersuc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1997">
            <text:p>1997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87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66/1996 de 5 de Setembro.</text:p>
          </table:table-cell>
          <table:table-cell table:style-name="ce15" office:value-type="string">
            <text:p><text:a xlink:href="http://www.dgtf.pt/ResourcesUser/PPP/Documentos/residuossolidos/tvrs_ersuc.pdf">Resíduos Sólidos do Litoral Centr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inorte</text:p>
          </table:table-cell>
          <table:table-cell table:style-name="ce15" office:value-type="string">
            <text:p>Resinorte - Valorização e Tratamento Resíduos Sólidos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190.8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235/2009 de 15 de Setembro</text:p>
          </table:table-cell>
          <table:table-cell table:style-name="ce15" office:value-type="string">
            <text:p>Resinorte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istrela</text:p>
          </table:table-cell>
          <table:table-cell table:style-name="ce15" office:value-type="string">
            <text:p>Resiestrela - Valorização e Tratamento Resíduos Sólidos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34.1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28/2008 de 21 de Julho</text:p>
          </table:table-cell>
          <table:table-cell table:style-name="ce15" office:value-type="string">
            <text:p>Resistrela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o Vale do Lima e Baixo-Cávado</text:p>
          </table:table-cell>
          <table:table-cell table:style-name="ce15" office:value-type="string">
            <text:p>Resulima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1996">
            <text:p>1996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31.6">
            <text:p>31,6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14/1996 de 5 de Agosto.</text:p>
          </table:table-cell>
          <table:table-cell table:style-name="ce15" office:value-type="string">
            <text:p><text:a xlink:href="http://www.dgtf.pt/ResourcesUser/PPP/Documentos/residuossolidos/tvrs_resulima.pdf">Resíduos Sólidos do Vale do Lima e Baixo-Cávad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o Sul Douro</text:p>
          </table:table-cell>
          <table:table-cell table:style-name="ce15" office:value-type="string">
            <text:p>Suldouro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1996">
            <text:p>1996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52.9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89/1996 de 3 de Julho.</text:p>
          </table:table-cell>
          <table:table-cell table:style-name="ce15" office:value-type="string">
            <text:p><text:a xlink:href="http://www.dgtf.pt/ResourcesUser/PPP/Documentos/residuossolidos/tvrs_suldouro.pdf">Resíduos Sólidos do Sul Dour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o Norte Alentejano</text:p>
          </table:table-cell>
          <table:table-cell table:style-name="ce15" office:value-type="string">
            <text:p>Valnor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29">
            <text:p>29</text:p>
          </table:table-cell>
          <table:table-cell table:style-name="ce17" office:value-type="date" office:date-value="2010-08-24">
            <text:p>24-08-10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1/2001 de 23 de Janeiro.</text:p>
          </table:table-cell>
          <table:table-cell table:style-name="ce15" office:value-type="string">
            <text:p><text:a xlink:href="http://www.dgtf.pt/ResourcesUser/PPP/Documentos/residuossolidos/tvrs_valnor.pdf">Resíduos Sólidos do Norte Alentejan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a Alta Estremadura</text:p>
          </table:table-cell>
          <table:table-cell table:style-name="ce15" office:value-type="string">
            <text:p>Valorlis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1996">
            <text:p>1996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31">
            <text:p>31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13/1996 de 5 de Agosto.</text:p>
          </table:table-cell>
          <table:table-cell table:style-name="ce15" office:value-type="string">
            <text:p><text:a xlink:href="http://www.dgtf.pt/ResourcesUser/PPP/Documentos/residuossolidos/tvrs_valorlis.pdf">Resíduos Sólidos da Alta Estremadura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o Vale do Minho</text:p>
          </table:table-cell>
          <table:table-cell table:style-name="ce15" office:value-type="string">
            <text:p>Valorminho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1996">
            <text:p>1996</text:p>
          </table:table-cell>
          <table:table-cell table:style-name="ce15" office:value-type="float" office:value="25">
            <text:p>25</text:p>
          </table:table-cell>
          <table:table-cell table:style-name="ce17" office:value-type="date" office:date-value="2010-01-14">
            <text:p>14-01-10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13/1996 de 5 de Agosto.</text:p>
          </table:table-cell>
          <table:table-cell table:style-name="ce15" office:value-type="string">
            <text:p><text:a xlink:href="http://www.dgtf.pt/ResourcesUser/PPP/Documentos/residuossolidos/tvrs_valorminho.pdf">Resíduos Sólidos do Vale do Minh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síduos Sólidos de Lisboa e do Oeste</text:p>
          </table:table-cell>
          <table:table-cell table:style-name="ce15" office:value-type="string">
            <text:p>Valorsul, SA</text:p>
          </table:table-cell>
          <table:table-cell table:style-name="ce15" office:value-type="string">
            <text:p>Tratamento e valorização de resíduos sólidos urbanos</text:p>
          </table:table-cell>
          <table:table-cell table:style-name="ce15" office:value-type="float" office:value="2010">
            <text:p>2010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328.5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68/2010 de 15 de Junho.</text:p>
          </table:table-cell>
          <table:table-cell table:style-name="ce15" office:value-type="string">
            <text:p>Resíduos Sólidos de Lisboa e do Oeste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aneamento Costa do Estoril</text:p>
          </table:table-cell>
          <table:table-cell table:style-name="ce15" office:value-type="string">
            <text:p>Sanest, SA</text:p>
          </table:table-cell>
          <table:table-cell table:style-name="ce15" office:value-type="string">
            <text:p>Saneamento de águas residuais</text:p>
          </table:table-cell>
          <table:table-cell table:style-name="ce15" office:value-type="float" office:value="1995">
            <text:p>1995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201.6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42/1995 de 14 de Junho.</text:p>
          </table:table-cell>
          <table:table-cell table:style-name="ce15" office:value-type="string">
            <text:p><text:a xlink:href="http://www.dgtf.pt/ResourcesUser/PPP/Documentos/aguasaneamento/aasar_sanest.pdf">Saneamento Costa do Estoril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aneamento Município de Setúbal</text:p>
          </table:table-cell>
          <table:table-cell table:style-name="ce15" office:value-type="string">
            <text:p>Simarsul, SA</text:p>
          </table:table-cell>
          <table:table-cell table:style-name="ce15" office:value-type="string">
            <text:p>Saneamento de águas residuais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235.9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286/2003 de 8 de Novembro.</text:p>
          </table:table-cell>
          <table:table-cell table:style-name="ce15" office:value-type="string">
            <text:p><text:a xlink:href="http://www.dgtf.pt/ResourcesUser/PPP/Documentos/aguasaneamento/aasar_simarsul.pdf">Saneamento Município de Setúbal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aneamento Bacia do Rio Lis</text:p>
          </table:table-cell>
          <table:table-cell table:style-name="ce15" office:value-type="string">
            <text:p>Simlis, SA</text:p>
          </table:table-cell>
          <table:table-cell table:style-name="ce15" office:value-type="string">
            <text:p>Saneamento de águas residuais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75">
            <text:p>75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543/1999 de 13 de Dezembro.</text:p>
          </table:table-cell>
          <table:table-cell table:style-name="ce15" office:value-type="string">
            <text:p><text:a xlink:href="http://www.dgtf.pt/ResourcesUser/PPP/Documentos/aguasaneamento/aasar_simlis.pdf">Saneamento Bacia do Rio Lis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aneamento Ria de Aveiro</text:p>
          </table:table-cell>
          <table:table-cell table:style-name="ce15" office:value-type="string">
            <text:p>Simria, SA</text:p>
          </table:table-cell>
          <table:table-cell table:style-name="ce15" office:value-type="string">
            <text:p>Saneamento de águas residuais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313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01/1997 de 16 de Abril.</text:p>
          </table:table-cell>
          <table:table-cell table:style-name="ce15" office:value-type="string">
            <text:p><text:a xlink:href="http://www.dgtf.pt/ResourcesUser/PPP/Documentos/aguasaneamento/aasar_simria.pdf">Saneamento Ria de Aveir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aneamento na Foz do Tejo e Trancão</text:p>
          </table:table-cell>
          <table:table-cell table:style-name="ce15" office:value-type="string">
            <text:p>Simtejo, SA</text:p>
          </table:table-cell>
          <table:table-cell table:style-name="ce15" office:value-type="string">
            <text:p>Saneamento de águas residuais</text:p>
          </table:table-cell>
          <table:table-cell table:style-name="ce15" office:value-type="float" office:value="2001">
            <text:p>2001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536.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288-A/2001 de 10 de Novembro.</text:p>
          </table:table-cell>
          <table:table-cell table:style-name="ce15" office:value-type="string">
            <text:p><text:a xlink:href="http://www.dgtf.pt/ResourcesUser/PPP/Documentos/aguasaneamento/aasar_simtejo.pdf">Saneamento na Foz do Tejo e Trancã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imdouro</text:p>
          </table:table-cell>
          <table:table-cell table:style-name="ce15" office:value-type="string">
            <text:p>Simdouro - Saneamento do Grande Porto, S. A</text:p>
          </table:table-cell>
          <table:table-cell table:style-name="ce15" office:value-type="string">
            <text:p>Saneamento de águas residuais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72">
            <text:p>72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312/2008 de 27 de Outubro</text:p>
          </table:table-cell>
          <table:table-cell table:style-name="ce15" office:value-type="string">
            <text:p>Simdour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Armaz. Subterrâneo de Gás Natural (Guarda)</text:p>
          </table:table-cell>
          <table:table-cell table:style-name="ce15" office:value-type="string">
            <text:p>Transgás Armazenagem, SA</text:p>
          </table:table-cell>
          <table:table-cell table:style-name="ce15" office:value-type="string">
            <text:p>Concessão de armazenamento de gás natural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40">
            <text:p>40</text:p>
          </table:table-cell>
          <table:table-cell table:style-name="ce17" office:value-type="date" office:date-value="2010-03-29">
            <text:p>29-03-10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08/2006 de 23 de Agosto.</text:p>
          </table:table-cell>
          <table:table-cell table:style-name="ce15" office:value-type="string">
            <text:p><text:a xlink:href="http://www.dgtf.pt/ResourcesUser/PPP/Documentos/energia/en_transgasarmazenagem.pdf">Armaz. Subterrâneo de Gás Natural (Guarda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Distribuição Regional de Gás Natural (Lisboa)</text:p>
          </table:table-cell>
          <table:table-cell table:style-name="ce15" office:value-type="string">
            <text:p>Lisboagás Soc. Prod. Distrib. Gás, SA</text:p>
          </table:table-cell>
          <table:table-cell table:style-name="ce15" office:value-type="string">
            <text:p>Concessão de distribuição regional de gás natural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78">
            <text:p>578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98/2008 de 23 de Junho.</text:p>
          </table:table-cell>
          <table:table-cell table:style-name="ce15" office:value-type="string">
            <text:p><text:a xlink:href="http://www.dgtf.pt/ResourcesUser/PPP/Documentos/energia/en_lisboagas.pdf">Distribuição Regional de Gás Natural (Lisboa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Distribuição Regional de Gás Natural (Centro)</text:p>
          </table:table-cell>
          <table:table-cell table:style-name="ce15" office:value-type="string">
            <text:p>Lusitaniagás-Comp. Gás do Centro, SA</text:p>
          </table:table-cell>
          <table:table-cell table:style-name="ce15" office:value-type="string">
            <text:p>Concessão de distribuição regional de gás natural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289.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98/2008 de 23 de Junho.</text:p>
          </table:table-cell>
          <table:table-cell table:style-name="ce15" office:value-type="string">
            <text:p><text:a xlink:href="http://www.dgtf.pt/ResourcesUser/PPP/Documentos/energia/en_lusiataniagas.pdf">Distribuição Regional de Gás Natural (Centro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Distribuição Regional de Gás Natural (Setúbal)</text:p>
          </table:table-cell>
          <table:table-cell table:style-name="ce15" office:value-type="string">
            <text:p>Setgás - Soc. Prod. Distrib. Gás, SA</text:p>
          </table:table-cell>
          <table:table-cell table:style-name="ce15" office:value-type="string">
            <text:p>Concessão de distribuição regional de gás natural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159.8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98/2008 de 23 de Junho.</text:p>
          </table:table-cell>
          <table:table-cell table:style-name="ce15" office:value-type="string">
            <text:p><text:a xlink:href="http://www.dgtf.pt/ResourcesUser/PPP/Documentos/energia/en_setgas.pdf">Distribuição Regional de Gás Natural (Setúbal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Distribuição Regional de Gás Natural (Porto)</text:p>
          </table:table-cell>
          <table:table-cell table:style-name="ce15" office:value-type="string">
            <text:p>Portgás - Soc. Prod. Distrib. Gás, SA</text:p>
          </table:table-cell>
          <table:table-cell table:style-name="ce15" office:value-type="string">
            <text:p>Concessão de distribuição regional de gás natural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307.4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98/2008 de 23 de Junho.</text:p>
          </table:table-cell>
          <table:table-cell table:style-name="ce15" office:value-type="string">
            <text:p><text:a xlink:href="http://www.dgtf.pt/ResourcesUser/PPP/Documentos/energia/en_portgas.pdf">Distribuição Regional de Gás Natural (Porto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Armaz. Regasificação de Gás Natural (Sines)</text:p>
          </table:table-cell>
          <table:table-cell table:style-name="ce15" office:value-type="string">
            <text:p>REN Atlântico, SA</text:p>
          </table:table-cell>
          <table:table-cell table:style-name="ce15" office:value-type="string">
            <text:p>Concessão de recepção, armazenamento e regaseificação de gás natural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12">
            <text:p>212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06/2006 de 23 de Agosto.</text:p>
          </table:table-cell>
          <table:table-cell table:style-name="ce15" office:value-type="string">
            <text:p><text:a xlink:href="http://www.dgtf.pt/ResourcesUser/PPP/Documentos/energia/en_renatlantico.pdf">Armaz. Regasificação de Gás Natural (Sines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Armaz. Subterrâneo Gás Natural (Guarda, Pombal)</text:p>
          </table:table-cell>
          <table:table-cell table:style-name="ce15" office:value-type="string">
            <text:p>REN Armazenagem, SA</text:p>
          </table:table-cell>
          <table:table-cell table:style-name="ce15" office:value-type="string">
            <text:p>Concessão de armazenamento de gás natural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114.9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06/2006 de 23 de Agosto.</text:p>
          </table:table-cell>
          <table:table-cell table:style-name="ce15" office:value-type="string">
            <text:p><text:a xlink:href="http://www.dgtf.pt/ResourcesUser/PPP/Documentos/energia/en_renarmazenagem.pdf">Armaz. Subterrâneo Gás Natural (Guarda, Pombal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Distribuição Regional de Gás Natural (Beiras)</text:p>
          </table:table-cell>
          <table:table-cell table:style-name="ce15" office:value-type="string">
            <text:p>Beiragás-Companhia das Beiras, SA</text:p>
          </table:table-cell>
          <table:table-cell table:style-name="ce15" office:value-type="string">
            <text:p>Concessão de distribuição regional de gás natural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69.2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98/2008 de 23 de Junho.</text:p>
          </table:table-cell>
          <table:table-cell table:style-name="ce15" office:value-type="string">
            <text:p><text:a xlink:href="http://www.dgtf.pt/ResourcesUser/PPP/Documentos/energia/en_beiragas.pdf">Distribuição Regional de Gás Natural (Beiras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Distribuição Regional de Gás Natural (Vale do Tejo)</text:p>
          </table:table-cell>
          <table:table-cell table:style-name="ce15" office:value-type="string">
            <text:p>Tagusgás - Empresa Gás Vale do Tejo, SA</text:p>
          </table:table-cell>
          <table:table-cell table:style-name="ce15" office:value-type="string">
            <text:p>Concessão de distribuição regional de gás natural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66.5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98/2008 de 23 de Junho.</text:p>
          </table:table-cell>
          <table:table-cell table:style-name="ce15" office:value-type="string">
            <text:p><text:a xlink:href="http://www.dgtf.pt/ResourcesUser/PPP/Documentos/energia/en_tagusgas.pdf">Distribuição Regional de Gás Natural (Vale do Tejo)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Rede Nacional Transporte de Gás Natural</text:p>
          </table:table-cell>
          <table:table-cell table:style-name="ce15" office:value-type="string">
            <text:p>REN Gasodutos, SA</text:p>
          </table:table-cell>
          <table:table-cell table:style-name="ce15" office:value-type="string">
            <text:p>Concessão de transporte de gás natural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753">
            <text:p>75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105/2006 de 23 de Agosto.</text:p>
          </table:table-cell>
          <table:table-cell table:style-name="ce15" office:value-type="string">
            <text:p><text:a xlink:href="http://www.dgtf.pt/ResourcesUser/PPP/Documentos/energia/en_rengasodutos.pdf">Gestão Rede Nacional Transporte de Gás Natural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ede Eléctrica Nacional</text:p>
          </table:table-cell>
          <table:table-cell table:style-name="ce15" office:value-type="string">
            <text:p>REN - Rede Eléctrica Nacionnal, SA</text:p>
          </table:table-cell>
          <table:table-cell table:style-name="ce15" office:value-type="string">
            <text:p>Concessão para o transporte de energia eléctrica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1.291.7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74/2007 de 11 de Junho. </text:p>
            <text:p>RCM n.º 97/2007 de 24 de Julho.</text:p>
          </table:table-cell>
          <table:table-cell table:style-name="ce15" office:value-type="string">
            <text:p>Rede Eléctrica Naciona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Exploração da Rede Nac. Distribuição de Electricidade</text:p>
          </table:table-cell>
          <table:table-cell table:style-name="ce15" office:value-type="string">
            <text:p>EDP - Distribuição Energia, SA</text:p>
          </table:table-cell>
          <table:table-cell table:style-name="ce15" office:value-type="string">
            <text:p>Concessão de distribuição de energia eléctrica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1.808.3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29/2006 de 15 de Fevereiro. </text:p>
            <text:p>Portaria n.º 139/2005 de 3 de Fevereiro.</text:p>
          </table:table-cell>
          <table:table-cell table:style-name="ce15" office:value-type="string">
            <text:p>Exploração da Rede Nac. Distribuição de Electricidade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Barragem do Alqueva</text:p>
          </table:table-cell>
          <table:table-cell table:style-name="ce15" office:value-type="string">
            <text:p>EDP</text:p>
          </table:table-cell>
          <table:table-cell table:style-name="ce15" office:value-type="string">
            <text:p>Exploração Hidroeléctric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39">
            <text:p>339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Decreto-Lei n.º 182/2008 de 4 de Setembro.  Aviso n.º 26165/2007 de 28 de Dezembro.</text:p>
          </table:table-cell>
          <table:table-cell table:style-name="ce15" office:value-type="string">
            <text:p>Barragem do Alqueva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IRESP</text:p>
          </table:table-cell>
          <table:table-cell table:style-name="ce15" office:value-type="string">
            <text:p>SIRESP - Redes Digitais de Seg. e Emergência</text:p>
          </table:table-cell>
          <table:table-cell table:style-name="ce15" office:value-type="string">
            <text:p>Segurança Interna</text:p>
          </table:table-cell>
          <table:table-cell table:style-name="ce15" office:value-type="float" office:value="2002">
            <text:p>2002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112">
            <text:p>112</text:p>
          </table:table-cell>
          <table:table-cell table:style-name="ce19" office:value-type="string">
            <text:p>Em exploração</text:p>
          </table:table-cell>
          <table:table-cell table:style-name="ce15" office:value-type="string">
            <text:p>RCM n.º 88/1999 de 12 de Agosto.</text:p>
          </table:table-cell>
          <table:table-cell table:style-name="ce15" office:value-type="string">
            <text:p>SIRESP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Douro Litoral</text:p>
          </table:table-cell>
          <table:table-cell table:style-name="ce15" office:value-type="string">
            <text:p>AEDL - Auto-estradas do Douro Litoral, 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7">
            <text:p>27</text:p>
          </table:table-cell>
          <table:table-cell table:style-name="ce15" office:value-type="string">
            <text:p>777.7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188-A/2007 de 28 de Dezembro.</text:p>
            <text:p>Decreto-Lei n.º 392-A/2007 de 27 de Dezembro.</text:p>
          </table:table-cell>
          <table:table-cell table:style-name="ce15" office:value-type="string">
            <text:p><text:a xlink:href="http://www.dgtf.pt/ResourcesUser/PPP/Documentos/transportes/tr_dourolitoral.pdf">Sub-Concessão Douro Litoral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AE Transmontana</text:p>
          </table:table-cell>
          <table:table-cell table:style-name="ce15" office:value-type="string">
            <text:p>Auto-Estradas XXI - Subconcessionária Transmontana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535.9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creto-Lei n.º 380/2008 de 13 de Novembro.</text:p>
          </table:table-cell>
          <table:table-cell table:style-name="ce15" office:value-type="string">
            <text:p><text:a xlink:href="http://www.dgtf.pt/ResourcesUser/PPP/Documentos/transportes/tr_transmontana.pdf">Sub-Concessão AE Transmontana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Douro Interior</text:p>
          </table:table-cell>
          <table:table-cell table:style-name="ce15" office:value-type="string">
            <text:p>AENOR Douro - Estradas do Douro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641.7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177/2007 de 11 de Dezembro.</text:p>
            <text:p>Decreto-Lei n.º 380/2007 de 13 de Novembro.</text:p>
          </table:table-cell>
          <table:table-cell table:style-name="ce15" office:value-type="string">
            <text:p><text:a xlink:href="http://www.dgtf.pt/ResourcesUser/PPP/Documentos/transportes/tr_dourointerior.pdf">Sub-Concessão Douro Interior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Tunel do Marão</text:p>
          </table:table-cell>
          <table:table-cell table:style-name="ce15" office:value-type="string">
            <text:p>Auto-Estradas do Marão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348.2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82/2008 de 30 de Maio.</text:p>
            <text:p>Decreto-Lei n.º 89/2008 de 28 de Maio.</text:p>
          </table:table-cell>
          <table:table-cell table:style-name="ce15" office:value-type="string">
            <text:p><text:a xlink:href="http://www.dgtf.pt/ResourcesUser/PPP/Documentos/transportes/tr_tunelmarao.pdf">Sub-Concessão Tunel do Marã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Baixo Alentejo</text:p>
          </table:table-cell>
          <table:table-cell table:style-name="ce15" office:value-type="string">
            <text:p>SPER - Sociedade Portuguesa para a Construção e Exploração Rodoviária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381.9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181/2007 de 11 de Dezembro.</text:p>
          </table:table-cell>
          <table:table-cell table:style-name="ce15" office:value-type="string">
            <text:p><text:a xlink:href="http://www.dgtf.pt/ResourcesUser/PPP/Documentos/transportes/tr_baixoalentejo.pdf">Sub-Concessão Baixo Alentej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Baixo Tejo</text:p>
          </table:table-cell>
          <table:table-cell table:style-name="ce15" office:value-type="string">
            <text:p>VBT - Vias do Baixo Tejo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270.1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181/2007 de 11 de Dezembro.</text:p>
          </table:table-cell>
          <table:table-cell table:style-name="ce15" office:value-type="string">
            <text:p><text:a xlink:href="http://www.dgtf.pt/ResourcesUser/PPP/Documentos/transportes/tr_baixotejo.pdf">Sub-Concessão Baixo Tej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Litoral Oeste</text:p>
          </table:table-cell>
          <table:table-cell table:style-name="ce15" office:value-type="string">
            <text:p>AELO - Auto-estradas do Litoral Oeste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443.6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181/2007 de 11 de Dezembro.</text:p>
          </table:table-cell>
          <table:table-cell table:style-name="ce15" office:value-type="string">
            <text:p><text:a xlink:href="http://www.dgtf.pt/ResourcesUser/PPP/Documentos/transportes/tr_litoralcentro.pdf">Sub-Concessão Litoral Oeste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Algarve Litoral</text:p>
          </table:table-cell>
          <table:table-cell table:style-name="ce15" office:value-type="string">
            <text:p>Rotas do Algarve Litoral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165.1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181/2007 de 11 de Dezembro.</text:p>
          </table:table-cell>
          <table:table-cell table:style-name="ce15" office:value-type="string">
            <text:p><text:a xlink:href="http://www.dgtf.pt/ResourcesUser/PPP/Documentos/transportes/tr_AlgarveLitoral.pdf">Sub-Concessão Algarve Litoral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Sub-Concessão Pinhal Interior</text:p>
          </table:table-cell>
          <table:table-cell table:style-name="ce15" office:value-type="string">
            <text:p>Ascendi Pinhal Interior - Auto-estradas do Pinhal Interior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10">
            <text:p>2010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958.2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106/2008 de 7 de Julho</text:p>
          </table:table-cell>
          <table:table-cell table:style-name="ce15" office:value-type="string">
            <text:p>Sub-Concessão Pinhal Interior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de Gestão Sist. Identificação Electrónico</text:p>
          </table:table-cell>
          <table:table-cell table:style-name="ce15" office:value-type="string">
            <text:p>SIEV - Sist. Id. Elect. de Veículos, SA</text:p>
          </table:table-cell>
          <table:table-cell table:style-name="ce15" office:value-type="string">
            <text:p>Concessão rodoviária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n.a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ncessão de Gestão Sist. Identificação Electrónic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do H. Braga - Ent. Gestora do Edifício</text:p>
          </table:table-cell>
          <table:table-cell table:style-name="ce15" office:value-type="string">
            <text:p>Escala Braga, 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22">
            <text:p>122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spacho n.º 2226/2005 (DR II Série) de 8 de Janeiro.</text:p>
          </table:table-cell>
          <table:table-cell table:style-name="ce15" office:value-type="string">
            <text:p><text:a xlink:href="http://www.dgtf.pt/ResourcesUser/PPP/Documentos/saude/saude_edf_braga.pdf">Gestão do H. Braga - Ent. Gestora do Edifíci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do H. Loures - Ent. Gestora do Estabelecimento</text:p>
          </table:table-cell>
          <table:table-cell table:style-name="ce15" office:value-type="string">
            <text:p>SGHL - Soc. Gestora do Hospital de Loures, 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10">
            <text:p>10</text:p>
          </table:table-cell>
          <table:table-cell table:style-name="ce17" office:value-type="date" office:date-value="2010-03-29">
            <text:p>29-03-10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spacho n.º 2025/2007 de 17 de Janeiro (DR II Série).</text:p>
          </table:table-cell>
          <table:table-cell table:style-name="ce15" office:value-type="string">
            <text:p><text:a xlink:href="http://www.dgtf.pt/ResourcesUser/PPP/Documentos/saude/saude_est_loures.pdf">Gestão do H. Loures - Ent. Gestora do Estabeleciment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Gestão do H. Loures - Ent. Gestora do Edifício</text:p>
          </table:table-cell>
          <table:table-cell table:style-name="ce15" office:value-type="string">
            <text:p>HL - Sociedade Gestora do Edifício, SA</text:p>
          </table:table-cell>
          <table:table-cell table:style-name="ce15" office:value-type="string">
            <text:p>Sector Saúde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84.6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spacho n.º 2025/2007 de 17 de Janeiro (DR II Série).</text:p>
          </table:table-cell>
          <table:table-cell table:style-name="ce15" office:value-type="string">
            <text:p><text:a xlink:href="http://www.dgtf.pt/ResourcesUser/PPP/Documentos/saude/saude_edf_Loures.pdf">Gestão do H. Loures - Ent. Gestora do Edifício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Barragem de Foz Tua</text:p>
          </table:table-cell>
          <table:table-cell table:style-name="ce15" office:value-type="string">
            <text:p>EDP</text:p>
          </table:table-cell>
          <table:table-cell table:style-name="ce15" office:value-type="string">
            <text:p>Exploração hidroeléctric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340">
            <text:p>340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creto-Lei n.º 182/2008 de 4 de Setembro.</text:p>
            <text:p>Aviso n.º 26165/2007 de 28 de Dezembro.</text:p>
          </table:table-cell>
          <table:table-cell table:style-name="ce15" office:value-type="string">
            <text:p>Barragem de Foz Tua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Barragens de Gouvães, Padreselos, Alto Tâmega, Daivões</text:p>
          </table:table-cell>
          <table:table-cell table:style-name="ce15" office:value-type="string">
            <text:p>EBERDROLA</text:p>
          </table:table-cell>
          <table:table-cell table:style-name="ce15" office:value-type="string">
            <text:p>Exploração hidroeléctric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65">
            <text:p>65</text:p>
          </table:table-cell>
          <table:table-cell table:style-name="ce15" office:value-type="float" office:value="1700">
            <text:p>1700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creto-Lei n.º 182/2008 de 4 de Setembro.</text:p>
            <text:p>Aviso n.º 26165/2007 de 28 de Dezembro.</text:p>
          </table:table-cell>
          <table:table-cell table:style-name="ce15" office:value-type="string">
            <text:p>Barragens de Gouvães, Padreselos, Alto Tâmega, Daivões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Barragens do Fridão e Alvito</text:p>
          </table:table-cell>
          <table:table-cell table:style-name="ce15" office:value-type="string">
            <text:p>EDP</text:p>
          </table:table-cell>
          <table:table-cell table:style-name="ce15" office:value-type="string">
            <text:p>Exploração hidroeléctric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65">
            <text:p>65</text:p>
          </table:table-cell>
          <table:table-cell table:style-name="ce15" office:value-type="float" office:value="510">
            <text:p>510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creto-Lei n.º 182/2008 de 4 de Setembro.</text:p>
            <text:p>Aviso n.º 26165/2007 de 28 de Dezembro.</text:p>
          </table:table-cell>
          <table:table-cell table:style-name="ce15" office:value-type="string">
            <text:p>Barragens do Fridão e Alvit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Barragem Baixo Sabor</text:p>
          </table:table-cell>
          <table:table-cell table:style-name="ce15" office:value-type="string">
            <text:p>EDP</text:p>
          </table:table-cell>
          <table:table-cell table:style-name="ce15" office:value-type="string">
            <text:p>Exploração hidroeléctric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65">
            <text:p>65</text:p>
          </table:table-cell>
          <table:table-cell table:style-name="ce15" office:value-type="float" office:value="257">
            <text:p>257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creto-Lei n.º 182/2008 de 4 de Setembro.</text:p>
            <text:p>Aviso n.º 26165/2007 de 28 de Dezembro.</text:p>
          </table:table-cell>
          <table:table-cell table:style-name="ce15" office:value-type="string">
            <text:p>Barragem Baixo Sabor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Barragem Girabolhos</text:p>
          </table:table-cell>
          <table:table-cell table:style-name="ce15" office:value-type="string">
            <text:p>ENDESA</text:p>
          </table:table-cell>
          <table:table-cell table:style-name="ce15" office:value-type="string">
            <text:p>Exploração hidroeléctrica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65">
            <text:p>65</text:p>
          </table:table-cell>
          <table:table-cell table:style-name="ce15" office:value-type="float" office:value="360">
            <text:p>360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Decreto-Lei n.º 182/2008 de 4 de Setembro.</text:p>
            <text:p>Aviso n.º 26165/2007 de 28 de Dezembro.</text:p>
          </table:table-cell>
          <table:table-cell table:style-name="ce15" office:value-type="string">
            <text:p>Barragem Girabolhos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PPP1 - Poceirão - Caia</text:p>
          </table:table-cell>
          <table:table-cell table:style-name="ce15" office:value-type="string">
            <text:p>Elos - Ligações de Alta Velocidade</text:p>
          </table:table-cell>
          <table:table-cell table:style-name="ce15" office:value-type="string">
            <text:p>Sector Ferroviário</text:p>
          </table:table-cell>
          <table:table-cell table:style-name="ce15" office:value-type="float" office:value="2010">
            <text:p>201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1339">
            <text:p>1339</text:p>
          </table:table-cell>
          <table:table-cell table:style-name="ce19" office:value-type="string">
            <text:p>Em construção</text:p>
          </table:table-cell>
          <table:table-cell table:style-name="ce15" office:value-type="string">
            <text:p>RCM n.º 33/2010 de 27 de Abril.              Decreto-Lei n.º33-A/2010 de 14 de Abril</text:p>
          </table:table-cell>
          <table:table-cell table:style-name="ce15" office:value-type="string">
            <text:p><text:a xlink:href="http://www.dgtf.pt/ResourcesUser/PPP/Documentos/transportes/tr_PPP1.pdf">PPP1 - Poceirão - Caia</text:a>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Hospital Lisboa Oriental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Construção e gestão do novo edifício hospitalar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 </text:p>
          </table:table-cell>
          <table:table-cell table:style-name="ce15" office:value-type="float" office:value="377">
            <text:p>377</text:p>
          </table:table-cell>
          <table:table-cell table:style-name="ce19" office:value-type="string">
            <text:p>Em concurso</text:p>
          </table:table-cell>
          <table:table-cell table:style-name="ce15" office:value-type="string">
            <text:p>Despacho n.º 10926-A/2008 de 11 de Abril (DR II Série).</text:p>
          </table:table-cell>
          <table:table-cell table:style-name="ce15" office:value-type="string">
            <text:p>Hospital Lisboa Orienta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Hospital Central do Algarve - Ent. Gestora do Edifíci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Construção e gestão do novo edifício hospitalar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 </text:p>
          </table:table-cell>
          <table:table-cell table:style-name="ce15" office:value-type="float" office:value="250">
            <text:p>250</text:p>
          </table:table-cell>
          <table:table-cell table:style-name="ce19" office:value-type="string">
            <text:p>Em concurso</text:p>
          </table:table-cell>
          <table:table-cell table:style-name="ce15" office:value-type="string">
            <text:p>Despacho n.º 12498-A/2008 de 29 de Abril (DR II Série).</text:p>
          </table:table-cell>
          <table:table-cell table:style-name="ce15" office:value-type="string">
            <text:p>Hospital Central do Algarve - Ent. Gestora do Edifíci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Hospital de Vila Franca Xira - Ent. Gestora do Edifíci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Construção e gestão do novo edifício hospitalar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 </text:p>
          </table:table-cell>
          <table:table-cell table:style-name="ce15" office:value-type="float" office:value="434">
            <text:p>434</text:p>
          </table:table-cell>
          <table:table-cell table:style-name="ce19" office:value-type="string">
            <text:p>Em concurso</text:p>
          </table:table-cell>
          <table:table-cell table:style-name="ce15" office:value-type="string">
            <text:p>Despacho n.º 25417/2005 de 16 de Novembro (DR II Série).</text:p>
          </table:table-cell>
          <table:table-cell table:style-name="ce15" office:value-type="string">
            <text:p>Hospital de Vila Franca Xira - Ent. Gestora do Edifíci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PPP2 - Lisboa - Poceirã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Sector Ferroviári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 </text:p>
          </table:table-cell>
          <table:table-cell table:style-name="ce15" office:value-type="float" office:value="928">
            <text:p>928</text:p>
          </table:table-cell>
          <table:table-cell table:style-name="ce19" office:value-type="string">
            <text:p>Em concurso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PPP2 - Lisboa - Poceirã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PPP6 - AV Sinalizaçã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Sector Ferroviári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 </text:p>
          </table:table-cell>
          <table:table-cell table:style-name="ce15" office:value-type="float" office:value="604">
            <text:p>604</text:p>
          </table:table-cell>
          <table:table-cell table:style-name="ce19"/>
          <table:table-cell table:style-name="ce15" office:value-type="string">
            <text:p>-</text:p>
          </table:table-cell>
          <table:table-cell table:style-name="ce15" office:value-type="string">
            <text:p>PPP6 - AV Sinalizaçã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Concessão AE Centr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Sector Rodoviário</text:p>
          </table:table-cell>
          <table:table-cell table:style-name="ce15" office:value-type="string">
            <text:p> 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n.d.</text:p>
          </table:table-cell>
          <table:table-cell table:style-name="ce19" office:value-type="string">
            <text:p>Em lançamento</text:p>
          </table:table-cell>
          <table:table-cell table:style-name="ce15" office:value-type="string">
            <text:p>RCM n.º 181/2007 de 11 de Dezembro.</text:p>
          </table:table-cell>
          <table:table-cell table:style-name="ce15" office:value-type="string">
            <text:p>Concessão AE Centro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Rota Oeste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Sector Rodoviário</text:p>
          </table:table-cell>
          <table:table-cell table:style-name="ce15" office:value-type="string">
            <text:p> 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740">
            <text:p>740</text:p>
          </table:table-cell>
          <table:table-cell table:style-name="ce19" office:value-type="string">
            <text:p>Em lançamento</text:p>
          </table:table-cell>
          <table:table-cell table:style-name="ce15" office:value-type="string">
            <text:p>Despacho n.º 23198/2009 de 22 de Outubro</text:p>
          </table:table-cell>
          <table:table-cell table:style-name="ce15" office:value-type="string">
            <text:p>Rota Oeste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Hospital de Vila Nova de Gaia/Espinho</text:p>
          </table:table-cell>
          <table:table-cell table:style-name="ce15" office:value-type="string">
            <text:p> </text:p>
          </table:table-cell>
          <table:table-cell table:style-name="ce15" office:value-type="string">
            <text:p>Construção e gestão do novo edifício hospitalar</text:p>
          </table:table-cell>
          <table:table-cell table:style-name="ce15" office:value-type="float" office:value="2014">
            <text:p>2014</text:p>
          </table:table-cell>
          <table:table-cell table:style-name="ce15" office:value-type="string">
            <text:p> </text:p>
          </table:table-cell>
          <table:table-cell table:style-name="ce15" office:value-type="float" office:value="198">
            <text:p>198</text:p>
          </table:table-cell>
          <table:table-cell table:style-name="ce19" office:value-type="string">
            <text:p>Em lançamento</text:p>
          </table:table-cell>
          <table:table-cell table:style-name="ce15" office:value-type="string">
            <text:p>Decreto-Lei n.º 50-A/2007, de 28 de Fevereiro</text:p>
          </table:table-cell>
          <table:table-cell table:style-name="ce15" office:value-type="string">
            <text:p>Hospital de Vila Nova de Gaia/Espinho</text:p>
          </table:table-cell>
          <table:table-cell table:number-columns-repeated="1013"/>
        </table:table-row>
        <table:table-row table:style-name="ro10" table:number-rows-repeated="1048483">
          <table:table-cell table:number-columns-repeated="1022"/>
        </table:table-row>
        <table:table-row table:style-name="ro10">
          <table:table-cell table:number-columns-repeated="1022"/>
        </table:table-row>
      </table:table>
      <table:database-ranges>
        <table:database-range table:target-range-address="EPE_30.A2:EPE_30.F47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02-12-2010</text:date>, <text:time>12:5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áudia Amorim</meta:initial-creator>
    <meta:creation-date>2010-10-30T17:22:07</meta:creation-date>
    <dc:date>2010-12-02T12:53:50</dc:date>
    <dc:creator>Cláudia Amorim</dc:creator>
    <meta:editing-duration>PT16H41M22S</meta:editing-duration>
    <meta:editing-cycles>84</meta:editing-cycles>
    <meta:generator>OpenOffice.org/3.2$Linux OpenOffice.org_project/320m12$Build-9483</meta:generator>
    <meta:document-statistic meta:table-count="7" meta:cell-count="3995" meta:object-count="0"/>
  </office:meta>
</office:document-meta>
</file>